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Mean CER</text:p>
          </table:table-cell>
          <table:table-cell office:value-type="string" calcext:value-type="string">
            <text:p>Mean CER (Norm)</text:p>
          </table:table-cell>
          <table:table-cell office:value-type="string" calcext:value-type="string">
            <text:p>Mean WER</text:p>
          </table:table-cell>
          <table:table-cell office:value-type="string" calcext:value-type="string">
            <text:p>Mean WER (Norm)</text:p>
          </table:table-cell>
          <table:table-cell office:value-type="string" calcext:value-type="string">
            <text:p>Mean BLEU</text:p>
          </table:table-cell>
          <table:table-cell office:value-type="string" calcext:value-type="string">
            <text:p>Mean BLEU (Norm)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2,4,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6,7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,10,11,1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2,13,1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4,15,1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83333" calcext:value-type="float">
            <text:p>0.83333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5,6,17,1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83333" calcext:value-type="float">
            <text:p>0.83333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83333" calcext:value-type="float">
            <text:p>0.83333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83333" calcext:value-type="float">
            <text:p>0.83333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83333" calcext:value-type="float">
            <text:p>0.83333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,8,19,2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83333" calcext:value-type="float">
            <text:p>0.8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83333" calcext:value-type="float">
            <text:p>0.8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83333" calcext:value-type="float">
            <text:p>0.8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83333" calcext:value-type="float">
            <text:p>0.8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,10,21,2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12,23,2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83333" calcext:value-type="float">
            <text:p>0.83333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83333" calcext:value-type="float">
            <text:p>0.83333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83333" calcext:value-type="float">
            <text:p>0.83333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83333" calcext:value-type="float">
            <text:p>0.83333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83333" calcext:value-type="float">
            <text:p>0.83333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83333" calcext:value-type="float">
            <text:p>0.83333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6" calcext:value-type="float">
            <text:p>256</text:p>
          </table:table-cell>
          <table:table-cell office:value-type="float" office:value="1.66406" calcext:value-type="float">
            <text:p>1.66406</text:p>
          </table:table-cell>
          <table:table-cell office:value-type="float" office:value="0.90832" calcext:value-type="float">
            <text:p>0.9083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16797" calcext:value-type="float">
            <text:p>0.16797</text:p>
          </table:table-cell>
          <table:table-cell office:value-type="string" calcext:value-type="string">
            <text:p>1,2,3,13,14,1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6" calcext:value-type="float">
            <text:p>256</text:p>
          </table:table-cell>
          <table:table-cell office:value-type="float" office:value="1.67188" calcext:value-type="float">
            <text:p>1.67188</text:p>
          </table:table-cell>
          <table:table-cell office:value-type="float" office:value="0.91064" calcext:value-type="float">
            <text:p>0.91064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16406" calcext:value-type="float">
            <text:p>0.1640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6" calcext:value-type="float">
            <text:p>256</text:p>
          </table:table-cell>
          <table:table-cell office:value-type="float" office:value="1.66406" calcext:value-type="float">
            <text:p>1.66406</text:p>
          </table:table-cell>
          <table:table-cell office:value-type="float" office:value="0.90832" calcext:value-type="float">
            <text:p>0.9083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6" calcext:value-type="float">
            <text:p>256</text:p>
          </table:table-cell>
          <table:table-cell office:value-type="float" office:value="1.67188" calcext:value-type="float">
            <text:p>1.67188</text:p>
          </table:table-cell>
          <table:table-cell office:value-type="float" office:value="0.91064" calcext:value-type="float">
            <text:p>0.91064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16406" calcext:value-type="float">
            <text:p>0.1640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6" calcext:value-type="float">
            <text:p>256</text:p>
          </table:table-cell>
          <table:table-cell office:value-type="float" office:value="1.66406" calcext:value-type="float">
            <text:p>1.66406</text:p>
          </table:table-cell>
          <table:table-cell office:value-type="float" office:value="0.90832" calcext:value-type="float">
            <text:p>0.9083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6" calcext:value-type="float">
            <text:p>256</text:p>
          </table:table-cell>
          <table:table-cell office:value-type="float" office:value="1.66406" calcext:value-type="float">
            <text:p>1.66406</text:p>
          </table:table-cell>
          <table:table-cell office:value-type="float" office:value="0.90832" calcext:value-type="float">
            <text:p>0.9083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 office:value-type="float" office:value="1.67188" calcext:value-type="float">
            <text:p>1.67188</text:p>
          </table:table-cell>
          <table:table-cell office:value-type="float" office:value="0.91064" calcext:value-type="float">
            <text:p>0.91064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16406" calcext:value-type="float">
            <text:p>0.1640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6" calcext:value-type="float">
            <text:p>256</text:p>
          </table:table-cell>
          <table:table-cell office:value-type="float" office:value="1.66406" calcext:value-type="float">
            <text:p>1.66406</text:p>
          </table:table-cell>
          <table:table-cell office:value-type="float" office:value="0.90832" calcext:value-type="float">
            <text:p>0.9083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6" calcext:value-type="float">
            <text:p>256</text:p>
          </table:table-cell>
          <table:table-cell office:value-type="float" office:value="1.66406" calcext:value-type="float">
            <text:p>1.66406</text:p>
          </table:table-cell>
          <table:table-cell office:value-type="float" office:value="0.90832" calcext:value-type="float">
            <text:p>0.9083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6" calcext:value-type="float">
            <text:p>256</text:p>
          </table:table-cell>
          <table:table-cell office:value-type="float" office:value="1.67188" calcext:value-type="float">
            <text:p>1.67188</text:p>
          </table:table-cell>
          <table:table-cell office:value-type="float" office:value="0.91064" calcext:value-type="float">
            <text:p>0.91064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16406" calcext:value-type="float">
            <text:p>0.1640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6" calcext:value-type="float">
            <text:p>256</text:p>
          </table:table-cell>
          <table:table-cell office:value-type="float" office:value="1.66406" calcext:value-type="float">
            <text:p>1.66406</text:p>
          </table:table-cell>
          <table:table-cell office:value-type="float" office:value="0.90832" calcext:value-type="float">
            <text:p>0.9083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.66406" calcext:value-type="float">
            <text:p>1.66406</text:p>
          </table:table-cell>
          <table:table-cell office:value-type="float" office:value="0.90832" calcext:value-type="float">
            <text:p>0.9083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6" calcext:value-type="float">
            <text:p>256</text:p>
          </table:table-cell>
          <table:table-cell office:value-type="float" office:value="1.67188" calcext:value-type="float">
            <text:p>1.67188</text:p>
          </table:table-cell>
          <table:table-cell office:value-type="float" office:value="0.91064" calcext:value-type="float">
            <text:p>0.91064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16406" calcext:value-type="float">
            <text:p>0.1640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6" calcext:value-type="float">
            <text:p>256</text:p>
          </table:table-cell>
          <table:table-cell office:value-type="float" office:value="1.66406" calcext:value-type="float">
            <text:p>1.66406</text:p>
          </table:table-cell>
          <table:table-cell office:value-type="float" office:value="0.90832" calcext:value-type="float">
            <text:p>0.9083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6" calcext:value-type="float">
            <text:p>256</text:p>
          </table:table-cell>
          <table:table-cell office:value-type="float" office:value="1.66406" calcext:value-type="float">
            <text:p>1.66406</text:p>
          </table:table-cell>
          <table:table-cell office:value-type="float" office:value="0.90832" calcext:value-type="float">
            <text:p>0.9083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6" calcext:value-type="float">
            <text:p>256</text:p>
          </table:table-cell>
          <table:table-cell office:value-type="float" office:value="1.67188" calcext:value-type="float">
            <text:p>1.67188</text:p>
          </table:table-cell>
          <table:table-cell office:value-type="float" office:value="0.91064" calcext:value-type="float">
            <text:p>0.91064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16406" calcext:value-type="float">
            <text:p>0.1640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6" calcext:value-type="float">
            <text:p>256</text:p>
          </table:table-cell>
          <table:table-cell office:value-type="float" office:value="1.66406" calcext:value-type="float">
            <text:p>1.66406</text:p>
          </table:table-cell>
          <table:table-cell office:value-type="float" office:value="0.90832" calcext:value-type="float">
            <text:p>0.9083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6" calcext:value-type="float">
            <text:p>256</text:p>
          </table:table-cell>
          <table:table-cell office:value-type="float" office:value="1.66406" calcext:value-type="float">
            <text:p>1.66406</text:p>
          </table:table-cell>
          <table:table-cell office:value-type="float" office:value="0.90832" calcext:value-type="float">
            <text:p>0.9083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6" calcext:value-type="float">
            <text:p>256</text:p>
          </table:table-cell>
          <table:table-cell office:value-type="float" office:value="1.67188" calcext:value-type="float">
            <text:p>1.67188</text:p>
          </table:table-cell>
          <table:table-cell office:value-type="float" office:value="0.91064" calcext:value-type="float">
            <text:p>0.91064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16406" calcext:value-type="float">
            <text:p>0.1640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6" calcext:value-type="float">
            <text:p>256</text:p>
          </table:table-cell>
          <table:table-cell office:value-type="float" office:value="1.66406" calcext:value-type="float">
            <text:p>1.66406</text:p>
          </table:table-cell>
          <table:table-cell office:value-type="float" office:value="0.90832" calcext:value-type="float">
            <text:p>0.9083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6" calcext:value-type="float">
            <text:p>256</text:p>
          </table:table-cell>
          <table:table-cell office:value-type="float" office:value="1.33594" calcext:value-type="float">
            <text:p>1.33594</text:p>
          </table:table-cell>
          <table:table-cell office:value-type="float" office:value="0.88831" calcext:value-type="float">
            <text:p>0.88831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16797" calcext:value-type="float">
            <text:p>0.16797</text:p>
          </table:table-cell>
          <table:table-cell office:value-type="string" calcext:value-type="string">
            <text:p>4,5,6,16,17,1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6" calcext:value-type="float">
            <text:p>256</text:p>
          </table:table-cell>
          <table:table-cell office:value-type="float" office:value="1.49609" calcext:value-type="float">
            <text:p>1.496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6" calcext:value-type="float">
            <text:p>256</text:p>
          </table:table-cell>
          <table:table-cell office:value-type="float" office:value="1.50391" calcext:value-type="float">
            <text:p>1.503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6" calcext:value-type="float">
            <text:p>256</text:p>
          </table:table-cell>
          <table:table-cell office:value-type="float" office:value="1.49609" calcext:value-type="float">
            <text:p>1.496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6" calcext:value-type="float">
            <text:p>256</text:p>
          </table:table-cell>
          <table:table-cell office:value-type="float" office:value="1.33594" calcext:value-type="float">
            <text:p>1.33594</text:p>
          </table:table-cell>
          <table:table-cell office:value-type="float" office:value="0.88831" calcext:value-type="float">
            <text:p>0.88831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6" calcext:value-type="float">
            <text:p>256</text:p>
          </table:table-cell>
          <table:table-cell office:value-type="float" office:value="1.32812" calcext:value-type="float">
            <text:p>1.32812</text:p>
          </table:table-cell>
          <table:table-cell office:value-type="float" office:value="0.88773" calcext:value-type="float">
            <text:p>0.88773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6" calcext:value-type="float">
            <text:p>256</text:p>
          </table:table-cell>
          <table:table-cell office:value-type="float" office:value="1.50391" calcext:value-type="float">
            <text:p>1.503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6" calcext:value-type="float">
            <text:p>256</text:p>
          </table:table-cell>
          <table:table-cell office:value-type="float" office:value="1.49609" calcext:value-type="float">
            <text:p>1.496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6" calcext:value-type="float">
            <text:p>256</text:p>
          </table:table-cell>
          <table:table-cell office:value-type="float" office:value="1.33594" calcext:value-type="float">
            <text:p>1.33594</text:p>
          </table:table-cell>
          <table:table-cell office:value-type="float" office:value="0.89063" calcext:value-type="float">
            <text:p>0.89063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16406" calcext:value-type="float">
            <text:p>0.1640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6" calcext:value-type="float">
            <text:p>256</text:p>
          </table:table-cell>
          <table:table-cell office:value-type="float" office:value="1.50391" calcext:value-type="float">
            <text:p>1.503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6" calcext:value-type="float">
            <text:p>256</text:p>
          </table:table-cell>
          <table:table-cell office:value-type="float" office:value="1.49609" calcext:value-type="float">
            <text:p>1.496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6" calcext:value-type="float">
            <text:p>256</text:p>
          </table:table-cell>
          <table:table-cell office:value-type="float" office:value="1.50391" calcext:value-type="float">
            <text:p>1.503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6" calcext:value-type="float">
            <text:p>256</text:p>
          </table:table-cell>
          <table:table-cell office:value-type="float" office:value="1.49609" calcext:value-type="float">
            <text:p>1.496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7"/>
          <table:table-cell office:value-type="string" calcext:value-type="string">
            <text:p>7,8,9,19,20,2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11,12,22,23,2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2,3,4,5,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,8,9,10,11,1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office:value-type="string" calcext:value-type="string">
            <text:p>1,2,3</text:p>
          </table:table-cell>
          <table:table-cell table:style-name="ce1" office:value-type="string" calcext:value-type="string">
            <text:p>자음만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5,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office:value-type="string" calcext:value-type="string">
            <text:p>7,8,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office:value-type="string" calcext:value-type="string">
            <text:p>10,11,1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,13,1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office:value-type="string" calcext:value-type="string">
            <text:p>1,2,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409" calcext:value-type="float">
            <text:p>0.8409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56" calcext:value-type="float">
            <text:p>256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1022" calcext:value-type="float">
            <text:p>0.71022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56" calcext:value-type="float">
            <text:p>256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1022" calcext:value-type="float">
            <text:p>0.71022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56" calcext:value-type="float">
            <text:p>256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1022" calcext:value-type="float">
            <text:p>0.7102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office:value-type="string" calcext:value-type="string">
            <text:p>4,5,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1022" calcext:value-type="float">
            <text:p>0.71022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56" calcext:value-type="float">
            <text:p>256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1022" calcext:value-type="float">
            <text:p>0.7102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56" calcext:value-type="float">
            <text:p>256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1022" calcext:value-type="float">
            <text:p>0.71022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56" calcext:value-type="float">
            <text:p>256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1022" calcext:value-type="float">
            <text:p>0.71022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67045" calcext:value-type="float">
            <text:p>0.6704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67045" calcext:value-type="float">
            <text:p>0.6704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67045" calcext:value-type="float">
            <text:p>0.6704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6" calcext:value-type="float">
            <text:p>256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1022" calcext:value-type="float">
            <text:p>0.71022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6" calcext:value-type="float">
            <text:p>256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1022" calcext:value-type="float">
            <text:p>0.7102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6" calcext:value-type="float">
            <text:p>256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1022" calcext:value-type="float">
            <text:p>0.71022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56" calcext:value-type="float">
            <text:p>256</text:p>
          </table:table-cell>
          <table:table-cell office:value-type="float" office:value="1.25" calcext:value-type="float">
            <text:p>1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3067" calcext:value-type="float">
            <text:p>0.6306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67045" calcext:value-type="float">
            <text:p>0.6704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67045" calcext:value-type="float">
            <text:p>0.6704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office:value-type="string" calcext:value-type="string">
            <text:p>7,8,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1.75" calcext:value-type="float">
            <text:p>1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1022" calcext:value-type="float">
            <text:p>0.21022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,9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2045" calcext:value-type="float">
            <text:p>0.4204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56" calcext:value-type="float">
            <text:p>256</text:p>
          </table:table-cell>
          <table:table-cell office:value-type="float" office:value="1.50391" calcext:value-type="float">
            <text:p>1.50391</text:p>
          </table:table-cell>
          <table:table-cell office:value-type="float" office:value="0.75195" calcext:value-type="float">
            <text:p>0.75195</text:p>
          </table:table-cell>
          <table:table-cell table:number-columns-repeated="2" office:value-type="float" office:value="0.92969" calcext:value-type="float">
            <text:p>0.92969</text:p>
          </table:table-cell>
          <table:table-cell table:number-columns-repeated="2" office:value-type="float" office:value="0.36922" calcext:value-type="float">
            <text:p>0.36922</text:p>
          </table:table-cell>
          <table:table-cell office:value-type="string" calcext:value-type="string">
            <text:p>1-14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56" calcext:value-type="float">
            <text:p>256</text:p>
          </table:table-cell>
          <table:table-cell office:value-type="float" office:value="1.64062" calcext:value-type="float">
            <text:p>1.64062</text:p>
          </table:table-cell>
          <table:table-cell office:value-type="float" office:value="0.82031" calcext:value-type="float">
            <text:p>0.820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022" calcext:value-type="float">
            <text:p>0.302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56" calcext:value-type="float">
            <text:p>256</text:p>
          </table:table-cell>
          <table:table-cell office:value-type="float" office:value="1.42969" calcext:value-type="float">
            <text:p>1.42969</text:p>
          </table:table-cell>
          <table:table-cell office:value-type="float" office:value="0.71484" calcext:value-type="float">
            <text:p>0.71484</text:p>
          </table:table-cell>
          <table:table-cell table:number-columns-repeated="2" office:value-type="float" office:value="0.85547" calcext:value-type="float">
            <text:p>0.85547</text:p>
          </table:table-cell>
          <table:table-cell table:number-columns-repeated="2" office:value-type="float" office:value="0.38103" calcext:value-type="float">
            <text:p>0.38103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56" calcext:value-type="float">
            <text:p>256</text:p>
          </table:table-cell>
          <table:table-cell office:value-type="float" office:value="1.35547" calcext:value-type="float">
            <text:p>1.35547</text:p>
          </table:table-cell>
          <table:table-cell office:value-type="float" office:value="0.67773" calcext:value-type="float">
            <text:p>0.67773</text:p>
          </table:table-cell>
          <table:table-cell table:number-columns-repeated="2" office:value-type="float" office:value="0.78516" calcext:value-type="float">
            <text:p>0.78516</text:p>
          </table:table-cell>
          <table:table-cell table:number-columns-repeated="2" office:value-type="float" office:value="0.39551" calcext:value-type="float">
            <text:p>0.39551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56" calcext:value-type="float">
            <text:p>256</text:p>
          </table:table-cell>
          <table:table-cell office:value-type="float" office:value="1.35547" calcext:value-type="float">
            <text:p>1.35547</text:p>
          </table:table-cell>
          <table:table-cell office:value-type="float" office:value="0.67773" calcext:value-type="float">
            <text:p>0.67773</text:p>
          </table:table-cell>
          <table:table-cell table:number-columns-repeated="2" office:value-type="float" office:value="0.78516" calcext:value-type="float">
            <text:p>0.78516</text:p>
          </table:table-cell>
          <table:table-cell table:number-columns-repeated="2" office:value-type="float" office:value="0.39551" calcext:value-type="float">
            <text:p>0.39551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56" calcext:value-type="float">
            <text:p>256</text:p>
          </table:table-cell>
          <table:table-cell office:value-type="float" office:value="1.4375" calcext:value-type="float">
            <text:p>1.4375</text:p>
          </table:table-cell>
          <table:table-cell office:value-type="float" office:value="0.71875" calcext:value-type="float">
            <text:p>0.71875</text:p>
          </table:table-cell>
          <table:table-cell table:number-columns-repeated="2" office:value-type="float" office:value="0.85938" calcext:value-type="float">
            <text:p>0.85938</text:p>
          </table:table-cell>
          <table:table-cell table:number-columns-repeated="2" office:value-type="float" office:value="0.37713" calcext:value-type="float">
            <text:p>0.3771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56" calcext:value-type="float">
            <text:p>256</text:p>
          </table:table-cell>
          <table:table-cell office:value-type="float" office:value="1.42578" calcext:value-type="float">
            <text:p>1.42578</text:p>
          </table:table-cell>
          <table:table-cell office:value-type="float" office:value="0.71289" calcext:value-type="float">
            <text:p>0.71289</text:p>
          </table:table-cell>
          <table:table-cell table:number-columns-repeated="2" office:value-type="float" office:value="0.85938" calcext:value-type="float">
            <text:p>0.85938</text:p>
          </table:table-cell>
          <table:table-cell table:number-columns-repeated="2" office:value-type="float" office:value="0.38698" calcext:value-type="float">
            <text:p>0.38698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92578" calcext:value-type="float">
            <text:p>0.92578</text:p>
          </table:table-cell>
          <table:table-cell table:number-columns-repeated="2" office:value-type="float" office:value="0.36985" calcext:value-type="float">
            <text:p>0.3698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56" calcext:value-type="float">
            <text:p>256</text:p>
          </table:table-cell>
          <table:table-cell office:value-type="float" office:value="1.49609" calcext:value-type="float">
            <text:p>1.49609</text:p>
          </table:table-cell>
          <table:table-cell office:value-type="float" office:value="0.74805" calcext:value-type="float">
            <text:p>0.74805</text:p>
          </table:table-cell>
          <table:table-cell table:number-columns-repeated="2" office:value-type="float" office:value="0.92969" calcext:value-type="float">
            <text:p>0.92969</text:p>
          </table:table-cell>
          <table:table-cell table:number-columns-repeated="2" office:value-type="float" office:value="0.37579" calcext:value-type="float">
            <text:p>0.37579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92578" calcext:value-type="float">
            <text:p>0.92578</text:p>
          </table:table-cell>
          <table:table-cell table:number-columns-repeated="2" office:value-type="float" office:value="0.36985" calcext:value-type="float">
            <text:p>0.3698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92969" calcext:value-type="float">
            <text:p>0.92969</text:p>
          </table:table-cell>
          <table:table-cell table:number-columns-repeated="2" office:value-type="float" office:value="0.37251" calcext:value-type="float">
            <text:p>0.37251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56" calcext:value-type="float">
            <text:p>256</text:p>
          </table:table-cell>
          <table:table-cell office:value-type="float" office:value="1.42969" calcext:value-type="float">
            <text:p>1.42969</text:p>
          </table:table-cell>
          <table:table-cell office:value-type="float" office:value="0.71484" calcext:value-type="float">
            <text:p>0.71484</text:p>
          </table:table-cell>
          <table:table-cell table:number-columns-repeated="2" office:value-type="float" office:value="0.85938" calcext:value-type="float">
            <text:p>0.85938</text:p>
          </table:table-cell>
          <table:table-cell table:number-columns-repeated="2" office:value-type="float" office:value="0.3837" calcext:value-type="float">
            <text:p>0.3837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56" calcext:value-type="float">
            <text:p>256</text:p>
          </table:table-cell>
          <table:table-cell office:value-type="float" office:value="1.50781" calcext:value-type="float">
            <text:p>1.50781</text:p>
          </table:table-cell>
          <table:table-cell office:value-type="float" office:value="0.75391" calcext:value-type="float">
            <text:p>0.75391</text:p>
          </table:table-cell>
          <table:table-cell table:number-columns-repeated="2" office:value-type="float" office:value="0.85938" calcext:value-type="float">
            <text:p>0.85938</text:p>
          </table:table-cell>
          <table:table-cell table:number-columns-repeated="2" office:value-type="float" office:value="0.318" calcext:value-type="float">
            <text:p>0.318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5938" calcext:value-type="float">
            <text:p>0.85938</text:p>
          </table:table-cell>
          <table:table-cell table:number-columns-repeated="2" office:value-type="float" office:value="0.32457" calcext:value-type="float">
            <text:p>0.32457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5547" calcext:value-type="float">
            <text:p>0.85547</text:p>
          </table:table-cell>
          <table:table-cell table:number-columns-repeated="2" office:value-type="float" office:value="0.32191" calcext:value-type="float">
            <text:p>0.32191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56" calcext:value-type="float">
            <text:p>256</text:p>
          </table:table-cell>
          <table:table-cell office:value-type="float" office:value="1.57031" calcext:value-type="float">
            <text:p>1.57031</text:p>
          </table:table-cell>
          <table:table-cell office:value-type="float" office:value="0.78516" calcext:value-type="float">
            <text:p>0.78516</text:p>
          </table:table-cell>
          <table:table-cell table:number-columns-repeated="2" office:value-type="float" office:value="0.92969" calcext:value-type="float">
            <text:p>0.92969</text:p>
          </table:table-cell>
          <table:table-cell table:number-columns-repeated="2" office:value-type="float" office:value="0.31338" calcext:value-type="float">
            <text:p>0.31338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56" calcext:value-type="float">
            <text:p>256</text:p>
          </table:table-cell>
          <table:table-cell office:value-type="float" office:value="1.57031" calcext:value-type="float">
            <text:p>1.57031</text:p>
          </table:table-cell>
          <table:table-cell office:value-type="float" office:value="0.78516" calcext:value-type="float">
            <text:p>0.78516</text:p>
          </table:table-cell>
          <table:table-cell table:number-columns-repeated="2" office:value-type="float" office:value="0.92578" calcext:value-type="float">
            <text:p>0.92578</text:p>
          </table:table-cell>
          <table:table-cell table:number-columns-repeated="2" office:value-type="float" office:value="0.31072" calcext:value-type="float">
            <text:p>0.31072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56" calcext:value-type="float">
            <text:p>256</text:p>
          </table:table-cell>
          <table:table-cell office:value-type="float" office:value="1.64062" calcext:value-type="float">
            <text:p>1.64062</text:p>
          </table:table-cell>
          <table:table-cell office:value-type="float" office:value="0.82031" calcext:value-type="float">
            <text:p>0.82031</text:p>
          </table:table-cell>
          <table:table-cell table:number-columns-repeated="2" office:value-type="float" office:value="0.92969" calcext:value-type="float">
            <text:p>0.92969</text:p>
          </table:table-cell>
          <table:table-cell table:number-columns-repeated="2" office:value-type="float" office:value="0.25426" calcext:value-type="float">
            <text:p>0.25426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63796" calcext:value-type="float">
            <text:p>0.63796</text:p>
          </table:table-cell>
          <table:table-cell table:style-name="ce1" office:value-type="string" calcext:value-type="string">
            <text:p>1,4,6,8,1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792" calcext:value-type="float">
            <text:p>0.7792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867" calcext:value-type="float">
            <text:p>0.86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867" calcext:value-type="float">
            <text:p>0.86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56" calcext:value-type="float">
            <text:p>256</text:p>
          </table:table-cell>
          <table:table-cell office:value-type="float" office:value="1.00391" calcext:value-type="float">
            <text:p>1.00391</text:p>
          </table:table-cell>
          <table:table-cell office:value-type="float" office:value="0.50195" calcext:value-type="float">
            <text:p>0.50195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72576" calcext:value-type="float">
            <text:p>0.72576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867" calcext:value-type="float">
            <text:p>0.867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867" calcext:value-type="float">
            <text:p>0.867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867" calcext:value-type="float">
            <text:p>0.867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50391" calcext:value-type="float">
            <text:p>0.50391</text:p>
          </table:table-cell>
          <table:table-cell table:number-columns-repeated="2" office:value-type="float" office:value="0.91983" calcext:value-type="float">
            <text:p>0.9198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50391" calcext:value-type="float">
            <text:p>0.50391</text:p>
          </table:table-cell>
          <table:table-cell table:number-columns-repeated="2" office:value-type="float" office:value="0.91983" calcext:value-type="float">
            <text:p>0.91983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56" calcext:value-type="float">
            <text:p>256</text:p>
          </table:table-cell>
          <table:table-cell office:value-type="float" office:value="0.67188" calcext:value-type="float">
            <text:p>0.67188</text:p>
          </table:table-cell>
          <table:table-cell office:value-type="float" office:value="0.33594" calcext:value-type="float">
            <text:p>0.33594</text:p>
          </table:table-cell>
          <table:table-cell table:number-columns-repeated="2" office:value-type="float" office:value="0.50391" calcext:value-type="float">
            <text:p>0.50391</text:p>
          </table:table-cell>
          <table:table-cell table:number-columns-repeated="2" office:value-type="float" office:value="0.77858" calcext:value-type="float">
            <text:p>0.77858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56" calcext:value-type="float">
            <text:p>256</text:p>
          </table:table-cell>
          <table:table-cell office:value-type="float" office:value="0.67188" calcext:value-type="float">
            <text:p>0.67188</text:p>
          </table:table-cell>
          <table:table-cell office:value-type="float" office:value="0.33594" calcext:value-type="float">
            <text:p>0.33594</text:p>
          </table:table-cell>
          <table:table-cell table:number-columns-repeated="2" office:value-type="float" office:value="0.50391" calcext:value-type="float">
            <text:p>0.50391</text:p>
          </table:table-cell>
          <table:table-cell table:number-columns-repeated="2" office:value-type="float" office:value="0.77858" calcext:value-type="float">
            <text:p>0.7785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867" calcext:value-type="float">
            <text:p>0.867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75248" calcext:value-type="float">
            <text:p>0.75248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75248" calcext:value-type="float">
            <text:p>0.75248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792" calcext:value-type="float">
            <text:p>0.7792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75248" calcext:value-type="float">
            <text:p>0.75248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75248" calcext:value-type="float">
            <text:p>0.75248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75248" calcext:value-type="float">
            <text:p>0.75248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63796" calcext:value-type="float">
            <text:p>0.63796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63796" calcext:value-type="float">
            <text:p>0.63796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56" calcext:value-type="float">
            <text:p>256</text:p>
          </table:table-cell>
          <table:table-cell office:value-type="float" office:value="1.00391" calcext:value-type="float">
            <text:p>1.00391</text:p>
          </table:table-cell>
          <table:table-cell office:value-type="float" office:value="0.50195" calcext:value-type="float">
            <text:p>0.50195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61124" calcext:value-type="float">
            <text:p>0.61124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56" calcext:value-type="float">
            <text:p>256</text:p>
          </table:table-cell>
          <table:table-cell office:value-type="float" office:value="1.16797" calcext:value-type="float">
            <text:p>1.16797</text:p>
          </table:table-cell>
          <table:table-cell office:value-type="float" office:value="0.58398" calcext:value-type="float">
            <text:p>0.58398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58513" calcext:value-type="float">
            <text:p>0.58513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56" calcext:value-type="float">
            <text:p>256</text:p>
          </table:table-cell>
          <table:table-cell office:value-type="float" office:value="1.16797" calcext:value-type="float">
            <text:p>1.16797</text:p>
          </table:table-cell>
          <table:table-cell office:value-type="float" office:value="0.58398" calcext:value-type="float">
            <text:p>0.58398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58513" calcext:value-type="float">
            <text:p>0.58513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63796" calcext:value-type="float">
            <text:p>0.63796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63796" calcext:value-type="float">
            <text:p>0.63796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792" calcext:value-type="float">
            <text:p>0.7792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56" calcext:value-type="float">
            <text:p>256</text:p>
          </table:table-cell>
          <table:table-cell office:value-type="float" office:value="1.16797" calcext:value-type="float">
            <text:p>1.16797</text:p>
          </table:table-cell>
          <table:table-cell office:value-type="float" office:value="0.58398" calcext:value-type="float">
            <text:p>0.58398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58513" calcext:value-type="float">
            <text:p>0.58513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56" calcext:value-type="float">
            <text:p>256</text:p>
          </table:table-cell>
          <table:table-cell office:value-type="float" office:value="1.16797" calcext:value-type="float">
            <text:p>1.16797</text:p>
          </table:table-cell>
          <table:table-cell office:value-type="float" office:value="0.58398" calcext:value-type="float">
            <text:p>0.58398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58513" calcext:value-type="float">
            <text:p>0.58513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792" calcext:value-type="float">
            <text:p>0.7792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792" calcext:value-type="float">
            <text:p>0.7792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792" calcext:value-type="float">
            <text:p>0.7792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409" calcext:value-type="float">
            <text:p>0.8409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56" calcext:value-type="float">
            <text:p>256</text:p>
          </table:table-cell>
          <table:table-cell office:value-type="float" office:value="1.33594" calcext:value-type="float">
            <text:p>1.33594</text:p>
          </table:table-cell>
          <table:table-cell office:value-type="float" office:value="0.66797" calcext:value-type="float">
            <text:p>0.667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5841" calcext:value-type="float">
            <text:p>0.55841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56" calcext:value-type="float">
            <text:p>256</text:p>
          </table:table-cell>
          <table:table-cell office:value-type="float" office:value="1.33594" calcext:value-type="float">
            <text:p>1.33594</text:p>
          </table:table-cell>
          <table:table-cell office:value-type="float" office:value="0.66797" calcext:value-type="float">
            <text:p>0.667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5841" calcext:value-type="float">
            <text:p>0.5584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56" calcext:value-type="float">
            <text:p>256</text:p>
          </table:table-cell>
          <table:table-cell office:value-type="float" office:value="1.16797" calcext:value-type="float">
            <text:p>1.16797</text:p>
          </table:table-cell>
          <table:table-cell office:value-type="float" office:value="0.58398" calcext:value-type="float">
            <text:p>0.583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9965" calcext:value-type="float">
            <text:p>0.6996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56" calcext:value-type="float">
            <text:p>256</text:p>
          </table:table-cell>
          <table:table-cell office:value-type="float" office:value="0.83203" calcext:value-type="float">
            <text:p>0.83203</text:p>
          </table:table-cell>
          <table:table-cell office:value-type="float" office:value="0.41602" calcext:value-type="float">
            <text:p>0.4160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86762" calcext:value-type="float">
            <text:p>0.86762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72638" calcext:value-type="float">
            <text:p>0.72638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56" calcext:value-type="float">
            <text:p>256</text:p>
          </table:table-cell>
          <table:table-cell office:value-type="float" office:value="1.16797" calcext:value-type="float">
            <text:p>1.16797</text:p>
          </table:table-cell>
          <table:table-cell office:value-type="float" office:value="0.58398" calcext:value-type="float">
            <text:p>0.58398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58513" calcext:value-type="float">
            <text:p>0.5851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63796" calcext:value-type="float">
            <text:p>0.63796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792" calcext:value-type="float">
            <text:p>0.7792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792" calcext:value-type="float">
            <text:p>0.7792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63796" calcext:value-type="float">
            <text:p>0.63796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56" calcext:value-type="float">
            <text:p>256</text:p>
          </table:table-cell>
          <table:table-cell office:value-type="float" office:value="1.00391" calcext:value-type="float">
            <text:p>1.00391</text:p>
          </table:table-cell>
          <table:table-cell office:value-type="float" office:value="0.50195" calcext:value-type="float">
            <text:p>0.50195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72576" calcext:value-type="float">
            <text:p>0.72576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56" calcext:value-type="float">
            <text:p>256</text:p>
          </table:table-cell>
          <table:table-cell office:value-type="float" office:value="1.00391" calcext:value-type="float">
            <text:p>1.00391</text:p>
          </table:table-cell>
          <table:table-cell office:value-type="float" office:value="0.50195" calcext:value-type="float">
            <text:p>0.50195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72576" calcext:value-type="float">
            <text:p>0.72576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50391" calcext:value-type="float">
            <text:p>0.50391</text:p>
          </table:table-cell>
          <table:table-cell table:number-columns-repeated="2" office:value-type="float" office:value="0.91983" calcext:value-type="float">
            <text:p>0.91983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50391" calcext:value-type="float">
            <text:p>0.50391</text:p>
          </table:table-cell>
          <table:table-cell table:number-columns-repeated="2" office:value-type="float" office:value="0.91983" calcext:value-type="float">
            <text:p>0.91983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75248" calcext:value-type="float">
            <text:p>0.75248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56" calcext:value-type="float">
            <text:p>256</text:p>
          </table:table-cell>
          <table:table-cell office:value-type="float" office:value="1.00391" calcext:value-type="float">
            <text:p>1.00391</text:p>
          </table:table-cell>
          <table:table-cell office:value-type="float" office:value="0.50195" calcext:value-type="float">
            <text:p>0.50195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72576" calcext:value-type="float">
            <text:p>0.72576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83594" calcext:value-type="float">
            <text:p>0.83594</text:p>
          </table:table-cell>
          <table:table-cell table:number-columns-repeated="2" office:value-type="float" office:value="0.867" calcext:value-type="float">
            <text:p>0.867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792" calcext:value-type="float">
            <text:p>0.7792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56" calcext:value-type="float">
            <text:p>256</text:p>
          </table:table-cell>
          <table:table-cell office:value-type="float" office:value="0.83203" calcext:value-type="float">
            <text:p>0.83203</text:p>
          </table:table-cell>
          <table:table-cell office:value-type="float" office:value="0.41602" calcext:value-type="float">
            <text:p>0.4160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86762" calcext:value-type="float">
            <text:p>0.86762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409" calcext:value-type="float">
            <text:p>0.8409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56" calcext:value-type="float">
            <text:p>256</text:p>
          </table:table-cell>
          <table:table-cell office:value-type="float" office:value="1.16797" calcext:value-type="float">
            <text:p>1.16797</text:p>
          </table:table-cell>
          <table:table-cell office:value-type="float" office:value="0.58398" calcext:value-type="float">
            <text:p>0.583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9965" calcext:value-type="float">
            <text:p>0.6996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72638" calcext:value-type="float">
            <text:p>0.72638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56" calcext:value-type="float">
            <text:p>256</text:p>
          </table:table-cell>
          <table:table-cell office:value-type="float" office:value="0.83203" calcext:value-type="float">
            <text:p>0.83203</text:p>
          </table:table-cell>
          <table:table-cell office:value-type="float" office:value="0.41602" calcext:value-type="float">
            <text:p>0.4160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86762" calcext:value-type="float">
            <text:p>0.86762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56" calcext:value-type="float">
            <text:p>256</text:p>
          </table:table-cell>
          <table:table-cell office:value-type="float" office:value="0.83203" calcext:value-type="float">
            <text:p>0.83203</text:p>
          </table:table-cell>
          <table:table-cell office:value-type="float" office:value="0.41602" calcext:value-type="float">
            <text:p>0.4160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86762" calcext:value-type="float">
            <text:p>0.86762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50391" calcext:value-type="float">
            <text:p>0.50391</text:p>
          </table:table-cell>
          <table:table-cell table:number-columns-repeated="2" office:value-type="float" office:value="0.91983" calcext:value-type="float">
            <text:p>0.91983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50391" calcext:value-type="float">
            <text:p>0.50391</text:p>
          </table:table-cell>
          <table:table-cell table:number-columns-repeated="2" office:value-type="float" office:value="0.91983" calcext:value-type="float">
            <text:p>0.91983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56" calcext:value-type="float">
            <text:p>256</text:p>
          </table:table-cell>
          <table:table-cell office:value-type="float" office:value="0.66406" calcext:value-type="float">
            <text:p>0.66406</text:p>
          </table:table-cell>
          <table:table-cell table:number-columns-repeated="3" office:value-type="float" office:value="0.33203" calcext:value-type="float">
            <text:p>0.33203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56" calcext:value-type="float">
            <text:p>256</text:p>
          </table:table-cell>
          <table:table-cell office:value-type="float" office:value="0.66406" calcext:value-type="float">
            <text:p>0.66406</text:p>
          </table:table-cell>
          <table:table-cell office:value-type="float" office:value="0.33203" calcext:value-type="float">
            <text:p>0.33203</text:p>
          </table:table-cell>
          <table:table-cell table:number-columns-repeated="2" office:value-type="float" office:value="0.66406" calcext:value-type="float">
            <text:p>0.66406</text:p>
          </table:table-cell>
          <table:table-cell table:number-columns-repeated="2" office:value-type="float" office:value="0.89435" calcext:value-type="float">
            <text:p>0.8943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56" calcext:value-type="float">
            <text:p>256</text:p>
          </table:table-cell>
          <table:table-cell office:value-type="float" office:value="0.83203" calcext:value-type="float">
            <text:p>0.83203</text:p>
          </table:table-cell>
          <table:table-cell office:value-type="float" office:value="0.41602" calcext:value-type="float">
            <text:p>0.4160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86762" calcext:value-type="float">
            <text:p>0.86762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56" calcext:value-type="float">
            <text:p>256</text:p>
          </table:table-cell>
          <table:table-cell office:value-type="float" office:value="0.66406" calcext:value-type="float">
            <text:p>0.66406</text:p>
          </table:table-cell>
          <table:table-cell office:value-type="float" office:value="0.33203" calcext:value-type="float">
            <text:p>0.33203</text:p>
          </table:table-cell>
          <table:table-cell table:number-columns-repeated="2" office:value-type="float" office:value="0.66406" calcext:value-type="float">
            <text:p>0.66406</text:p>
          </table:table-cell>
          <table:table-cell table:number-columns-repeated="2" office:value-type="float" office:value="0.89435" calcext:value-type="float">
            <text:p>0.8943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56" calcext:value-type="float">
            <text:p>256</text:p>
          </table:table-cell>
          <table:table-cell office:value-type="float" office:value="0.49609" calcext:value-type="float">
            <text:p>0.49609</text:p>
          </table:table-cell>
          <table:table-cell office:value-type="float" office:value="0.24805" calcext:value-type="float">
            <text:p>0.24805</text:p>
          </table:table-cell>
          <table:table-cell table:number-columns-repeated="2" office:value-type="float" office:value="0.49609" calcext:value-type="float">
            <text:p>0.49609</text:p>
          </table:table-cell>
          <table:table-cell table:number-columns-repeated="2" office:value-type="float" office:value="0.92107" calcext:value-type="float">
            <text:p>0.92107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56" calcext:value-type="float">
            <text:p>256</text:p>
          </table:table-cell>
          <table:table-cell office:value-type="float" office:value="0.83203" calcext:value-type="float">
            <text:p>0.83203</text:p>
          </table:table-cell>
          <table:table-cell office:value-type="float" office:value="0.41602" calcext:value-type="float">
            <text:p>0.4160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86762" calcext:value-type="float">
            <text:p>0.86762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56" calcext:value-type="float">
            <text:p>256</text:p>
          </table:table-cell>
          <table:table-cell office:value-type="float" office:value="0.66406" calcext:value-type="float">
            <text:p>0.66406</text:p>
          </table:table-cell>
          <table:table-cell office:value-type="float" office:value="0.33203" calcext:value-type="float">
            <text:p>0.33203</text:p>
          </table:table-cell>
          <table:table-cell table:number-columns-repeated="2" office:value-type="float" office:value="0.66406" calcext:value-type="float">
            <text:p>0.66406</text:p>
          </table:table-cell>
          <table:table-cell table:number-columns-repeated="2" office:value-type="float" office:value="0.89435" calcext:value-type="float">
            <text:p>0.8943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56" calcext:value-type="float">
            <text:p>256</text:p>
          </table:table-cell>
          <table:table-cell office:value-type="float" office:value="0.66406" calcext:value-type="float">
            <text:p>0.66406</text:p>
          </table:table-cell>
          <table:table-cell office:value-type="float" office:value="0.33203" calcext:value-type="float">
            <text:p>0.33203</text:p>
          </table:table-cell>
          <table:table-cell table:number-columns-repeated="2" office:value-type="float" office:value="0.66406" calcext:value-type="float">
            <text:p>0.66406</text:p>
          </table:table-cell>
          <table:table-cell table:number-columns-repeated="2" office:value-type="float" office:value="0.89435" calcext:value-type="float">
            <text:p>0.8943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56" calcext:value-type="float">
            <text:p>256</text:p>
          </table:table-cell>
          <table:table-cell office:value-type="float" office:value="0.66406" calcext:value-type="float">
            <text:p>0.66406</text:p>
          </table:table-cell>
          <table:table-cell office:value-type="float" office:value="0.33203" calcext:value-type="float">
            <text:p>0.33203</text:p>
          </table:table-cell>
          <table:table-cell table:number-columns-repeated="2" office:value-type="float" office:value="0.66406" calcext:value-type="float">
            <text:p>0.66406</text:p>
          </table:table-cell>
          <table:table-cell table:number-columns-repeated="2" office:value-type="float" office:value="0.89435" calcext:value-type="float">
            <text:p>0.8943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56" calcext:value-type="float">
            <text:p>256</text:p>
          </table:table-cell>
          <table:table-cell office:value-type="float" office:value="0.83203" calcext:value-type="float">
            <text:p>0.83203</text:p>
          </table:table-cell>
          <table:table-cell office:value-type="float" office:value="0.41602" calcext:value-type="float">
            <text:p>0.41602</text:p>
          </table:table-cell>
          <table:table-cell table:number-columns-repeated="2" office:value-type="float" office:value="0.83203" calcext:value-type="float">
            <text:p>0.83203</text:p>
          </table:table-cell>
          <table:table-cell table:number-columns-repeated="2" office:value-type="float" office:value="0.86762" calcext:value-type="float">
            <text:p>0.86762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56" calcext:value-type="float">
            <text:p>256</text:p>
          </table:table-cell>
          <table:table-cell office:value-type="float" office:value="0.66406" calcext:value-type="float">
            <text:p>0.66406</text:p>
          </table:table-cell>
          <table:table-cell office:value-type="float" office:value="0.33203" calcext:value-type="float">
            <text:p>0.33203</text:p>
          </table:table-cell>
          <table:table-cell table:number-columns-repeated="2" office:value-type="float" office:value="0.66406" calcext:value-type="float">
            <text:p>0.66406</text:p>
          </table:table-cell>
          <table:table-cell table:number-columns-repeated="2" office:value-type="float" office:value="0.89435" calcext:value-type="float">
            <text:p>0.8943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56" calcext:value-type="float">
            <text:p>256</text:p>
          </table:table-cell>
          <table:table-cell office:value-type="float" office:value="0.33203" calcext:value-type="float">
            <text:p>0.33203</text:p>
          </table:table-cell>
          <table:table-cell office:value-type="float" office:value="0.16602" calcext:value-type="float">
            <text:p>0.16602</text:p>
          </table:table-cell>
          <table:table-cell table:number-columns-repeated="2" office:value-type="float" office:value="0.33203" calcext:value-type="float">
            <text:p>0.33203</text:p>
          </table:table-cell>
          <table:table-cell table:number-columns-repeated="2" office:value-type="float" office:value="0.94717" calcext:value-type="float">
            <text:p>0.94717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56" calcext:value-type="float">
            <text:p>256</text:p>
          </table:table-cell>
          <table:table-cell office:value-type="float" office:value="0.50391" calcext:value-type="float">
            <text:p>0.50391</text:p>
          </table:table-cell>
          <table:table-cell office:value-type="float" office:value="0.25195" calcext:value-type="float">
            <text:p>0.25195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80531" calcext:value-type="float">
            <text:p>0.80531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75248" calcext:value-type="float">
            <text:p>0.7524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75248" calcext:value-type="float">
            <text:p>0.75248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75248" calcext:value-type="float">
            <text:p>0.75248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56" calcext:value-type="float">
            <text:p>256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797" calcext:value-type="float">
            <text:p>0.41797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75248" calcext:value-type="float">
            <text:p>0.75248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56" calcext:value-type="float">
            <text:p>256</text:p>
          </table:table-cell>
          <table:table-cell office:value-type="float" office:value="0.33594" calcext:value-type="float">
            <text:p>0.33594</text:p>
          </table:table-cell>
          <table:table-cell office:value-type="float" office:value="0.16797" calcext:value-type="float">
            <text:p>0.16797</text:p>
          </table:table-cell>
          <table:table-cell table:number-columns-repeated="2" office:value-type="float" office:value="0.33594" calcext:value-type="float">
            <text:p>0.33594</text:p>
          </table:table-cell>
          <table:table-cell table:number-columns-repeated="2" office:value-type="float" office:value="0.94655" calcext:value-type="float">
            <text:p>0.9465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56" calcext:value-type="float">
            <text:p>256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33398" calcext:value-type="float">
            <text:p>0.33398</text:p>
          </table:table-cell>
          <table:table-cell table:number-columns-repeated="2" office:value-type="float" office:value="0.66797" calcext:value-type="float">
            <text:p>0.66797</text:p>
          </table:table-cell>
          <table:table-cell table:number-columns-repeated="2" office:value-type="float" office:value="0.89372" calcext:value-type="float">
            <text:p>0.89372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56" calcext:value-type="float">
            <text:p>256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08398" calcext:value-type="float">
            <text:p>0.08398</text:p>
          </table:table-cell>
          <table:table-cell table:number-columns-repeated="2" office:value-type="float" office:value="0.16797" calcext:value-type="float">
            <text:p>0.16797</text:p>
          </table:table-cell>
          <table:table-cell table:number-columns-repeated="2" office:value-type="float" office:value="0.97328" calcext:value-type="float">
            <text:p>0.97328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56" calcext:value-type="float">
            <text:p>256</text:p>
          </table:table-cell>
          <table:table-cell office:value-type="float" office:value="0.66406" calcext:value-type="float">
            <text:p>0.66406</text:p>
          </table:table-cell>
          <table:table-cell office:value-type="float" office:value="0.33203" calcext:value-type="float">
            <text:p>0.33203</text:p>
          </table:table-cell>
          <table:table-cell table:number-columns-repeated="2" office:value-type="float" office:value="0.66406" calcext:value-type="float">
            <text:p>0.66406</text:p>
          </table:table-cell>
          <table:table-cell table:number-columns-repeated="2" office:value-type="float" office:value="0.89435" calcext:value-type="float">
            <text:p>0.89435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92045" calcext:value-type="float">
            <text:p>0.9204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56" calcext:value-type="float">
            <text:p>256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0.60938" calcext:value-type="float">
            <text:p>0.60938</text:p>
          </table:table-cell>
          <table:table-cell table:number-columns-repeated="2" office:value-type="float" office:value="0.78906" calcext:value-type="float">
            <text:p>0.78906</text:p>
          </table:table-cell>
          <table:table-cell table:number-columns-repeated="2" office:value-type="float" office:value="0.51313" calcext:value-type="float">
            <text:p>0.51313</text:p>
          </table:table-cell>
          <table:table-cell office:value-type="string" calcext:value-type="string">
            <text:p>1-14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56" calcext:value-type="float">
            <text:p>256</text:p>
          </table:table-cell>
          <table:table-cell office:value-type="float" office:value="1.20703" calcext:value-type="float">
            <text:p>1.20703</text:p>
          </table:table-cell>
          <table:table-cell office:value-type="float" office:value="0.60352" calcext:value-type="float">
            <text:p>0.60352</text:p>
          </table:table-cell>
          <table:table-cell table:number-columns-repeated="2" office:value-type="float" office:value="0.78516" calcext:value-type="float">
            <text:p>0.78516</text:p>
          </table:table-cell>
          <table:table-cell table:number-columns-repeated="2" office:value-type="float" office:value="0.52033" calcext:value-type="float">
            <text:p>0.52033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56" calcext:value-type="float">
            <text:p>256</text:p>
          </table:table-cell>
          <table:table-cell office:value-type="float" office:value="1.07812" calcext:value-type="float">
            <text:p>1.07812</text:p>
          </table:table-cell>
          <table:table-cell office:value-type="float" office:value="0.53906" calcext:value-type="float">
            <text:p>0.53906</text:p>
          </table:table-cell>
          <table:table-cell table:number-columns-repeated="2" office:value-type="float" office:value="0.64453" calcext:value-type="float">
            <text:p>0.64453</text:p>
          </table:table-cell>
          <table:table-cell table:number-columns-repeated="2" office:value-type="float" office:value="0.53285" calcext:value-type="float">
            <text:p>0.5328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6" calcext:value-type="float">
            <text:p>256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0.60938" calcext:value-type="float">
            <text:p>0.60938</text:p>
          </table:table-cell>
          <table:table-cell table:number-columns-repeated="2" office:value-type="float" office:value="0.71484" calcext:value-type="float">
            <text:p>0.71484</text:p>
          </table:table-cell>
          <table:table-cell table:number-columns-repeated="2" office:value-type="float" office:value="0.46253" calcext:value-type="float">
            <text:p>0.46253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56" calcext:value-type="float">
            <text:p>256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0.64062" calcext:value-type="float">
            <text:p>0.64062</text:p>
          </table:table-cell>
          <table:table-cell table:number-columns-repeated="2" office:value-type="float" office:value="0.71094" calcext:value-type="float">
            <text:p>0.71094</text:p>
          </table:table-cell>
          <table:table-cell table:number-columns-repeated="2" office:value-type="float" office:value="0.40731" calcext:value-type="float">
            <text:p>0.40731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56" calcext:value-type="float">
            <text:p>256</text:p>
          </table:table-cell>
          <table:table-cell office:value-type="float" office:value="1.36719" calcext:value-type="float">
            <text:p>1.36719</text:p>
          </table:table-cell>
          <table:table-cell office:value-type="float" office:value="0.68359" calcext:value-type="float">
            <text:p>0.68359</text:p>
          </table:table-cell>
          <table:table-cell table:number-columns-repeated="2" office:value-type="float" office:value="0.71875" calcext:value-type="float">
            <text:p>0.71875</text:p>
          </table:table-cell>
          <table:table-cell table:number-columns-repeated="2" office:value-type="float" office:value="0.34038" calcext:value-type="float">
            <text:p>0.34038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56" calcext:value-type="float">
            <text:p>256</text:p>
          </table:table-cell>
          <table:table-cell office:value-type="float" office:value="1.26953" calcext:value-type="float">
            <text:p>1.26953</text:p>
          </table:table-cell>
          <table:table-cell office:value-type="float" office:value="0.63477" calcext:value-type="float">
            <text:p>0.63477</text:p>
          </table:table-cell>
          <table:table-cell table:number-columns-repeated="2" office:value-type="float" office:value="0.70703" calcext:value-type="float">
            <text:p>0.70703</text:p>
          </table:table-cell>
          <table:table-cell table:number-columns-repeated="2" office:value-type="float" office:value="0.4145" calcext:value-type="float">
            <text:p>0.414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56" calcext:value-type="float">
            <text:p>256</text:p>
          </table:table-cell>
          <table:table-cell office:value-type="float" office:value="1.29297" calcext:value-type="float">
            <text:p>1.29297</text:p>
          </table:table-cell>
          <table:table-cell office:value-type="float" office:value="0.64648" calcext:value-type="float">
            <text:p>0.64648</text:p>
          </table:table-cell>
          <table:table-cell table:number-columns-repeated="2" office:value-type="float" office:value="0.71875" calcext:value-type="float">
            <text:p>0.71875</text:p>
          </table:table-cell>
          <table:table-cell table:number-columns-repeated="2" office:value-type="float" office:value="0.40279" calcext:value-type="float">
            <text:p>0.40279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56" calcext:value-type="float">
            <text:p>256</text:p>
          </table:table-cell>
          <table:table-cell office:value-type="float" office:value="1.20703" calcext:value-type="float">
            <text:p>1.20703</text:p>
          </table:table-cell>
          <table:table-cell office:value-type="float" office:value="0.60352" calcext:value-type="float">
            <text:p>0.60352</text:p>
          </table:table-cell>
          <table:table-cell table:number-columns-repeated="2" office:value-type="float" office:value="0.71094" calcext:value-type="float">
            <text:p>0.71094</text:p>
          </table:table-cell>
          <table:table-cell table:number-columns-repeated="2" office:value-type="float" office:value="0.46972" calcext:value-type="float">
            <text:p>0.46972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56" calcext:value-type="float">
            <text:p>256</text:p>
          </table:table-cell>
          <table:table-cell office:value-type="float" office:value="0.93359" calcext:value-type="float">
            <text:p>0.93359</text:p>
          </table:table-cell>
          <table:table-cell office:value-type="float" office:value="0.4668" calcext:value-type="float">
            <text:p>0.4668</text:p>
          </table:table-cell>
          <table:table-cell table:number-columns-repeated="2" office:value-type="float" office:value="0.64453" calcext:value-type="float">
            <text:p>0.64453</text:p>
          </table:table-cell>
          <table:table-cell table:number-columns-repeated="2" office:value-type="float" office:value="0.65438" calcext:value-type="float">
            <text:p>0.65438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56" calcext:value-type="float">
            <text:p>256</text:p>
          </table:table-cell>
          <table:table-cell office:value-type="float" office:value="0.92969" calcext:value-type="float">
            <text:p>0.92969</text:p>
          </table:table-cell>
          <table:table-cell office:value-type="float" office:value="0.46484" calcext:value-type="float">
            <text:p>0.46484</text:p>
          </table:table-cell>
          <table:table-cell table:number-columns-repeated="2" office:value-type="float" office:value="0.64453" calcext:value-type="float">
            <text:p>0.64453</text:p>
          </table:table-cell>
          <table:table-cell table:number-columns-repeated="2" office:value-type="float" office:value="0.65767" calcext:value-type="float">
            <text:p>0.65767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56" calcext:value-type="float">
            <text:p>256</text:p>
          </table:table-cell>
          <table:table-cell office:value-type="float" office:value="0.85547" calcext:value-type="float">
            <text:p>0.85547</text:p>
          </table:table-cell>
          <table:table-cell office:value-type="float" office:value="0.42773" calcext:value-type="float">
            <text:p>0.42773</text:p>
          </table:table-cell>
          <table:table-cell table:number-columns-repeated="2" office:value-type="float" office:value="0.57031" calcext:value-type="float">
            <text:p>0.57031</text:p>
          </table:table-cell>
          <table:table-cell table:number-columns-repeated="2" office:value-type="float" office:value="0.66947" calcext:value-type="float">
            <text:p>0.66947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56" calcext:value-type="float">
            <text:p>25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6875" calcext:value-type="float">
            <text:p>0.46875</text:p>
          </table:table-cell>
          <table:table-cell table:number-columns-repeated="2" office:value-type="float" office:value="0.64844" calcext:value-type="float">
            <text:p>0.64844</text:p>
          </table:table-cell>
          <table:table-cell table:number-columns-repeated="2" office:value-type="float" office:value="0.65376" calcext:value-type="float">
            <text:p>0.65376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56" calcext:value-type="float">
            <text:p>256</text:p>
          </table:table-cell>
          <table:table-cell office:value-type="float" office:value="0.98828" calcext:value-type="float">
            <text:p>0.98828</text:p>
          </table:table-cell>
          <table:table-cell office:value-type="float" office:value="0.49414" calcext:value-type="float">
            <text:p>0.49414</text:p>
          </table:table-cell>
          <table:table-cell table:number-columns-repeated="2" office:value-type="float" office:value="0.70703" calcext:value-type="float">
            <text:p>0.70703</text:p>
          </table:table-cell>
          <table:table-cell table:number-columns-repeated="2" office:value-type="float" office:value="0.65101" calcext:value-type="float">
            <text:p>0.65101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56" calcext:value-type="float">
            <text:p>256</text:p>
          </table:table-cell>
          <table:table-cell office:value-type="float" office:value="1.00781" calcext:value-type="float">
            <text:p>1.00781</text:p>
          </table:table-cell>
          <table:table-cell office:value-type="float" office:value="0.50391" calcext:value-type="float">
            <text:p>0.50391</text:p>
          </table:table-cell>
          <table:table-cell table:number-columns-repeated="2" office:value-type="float" office:value="0.64844" calcext:value-type="float">
            <text:p>0.64844</text:p>
          </table:table-cell>
          <table:table-cell table:number-columns-repeated="2" office:value-type="float" office:value="0.59463" calcext:value-type="float">
            <text:p>0.59463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56" calcext:value-type="float">
            <text:p>256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42188" calcext:value-type="float">
            <text:p>0.42188</text:p>
          </table:table-cell>
          <table:table-cell table:number-columns-repeated="2" office:value-type="float" office:value="0.49219" calcext:value-type="float">
            <text:p>0.49219</text:p>
          </table:table-cell>
          <table:table-cell table:number-columns-repeated="2" office:value-type="float" office:value="0.62606" calcext:value-type="float">
            <text:p>0.62606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56" calcext:value-type="float">
            <text:p>256</text:p>
          </table:table-cell>
          <table:table-cell office:value-type="float" office:value="1.07812" calcext:value-type="float">
            <text:p>1.07812</text:p>
          </table:table-cell>
          <table:table-cell office:value-type="float" office:value="0.53906" calcext:value-type="float">
            <text:p>0.53906</text:p>
          </table:table-cell>
          <table:table-cell table:number-columns-repeated="2" office:value-type="float" office:value="0.71875" calcext:value-type="float">
            <text:p>0.71875</text:p>
          </table:table-cell>
          <table:table-cell table:number-columns-repeated="2" office:value-type="float" office:value="0.58345" calcext:value-type="float">
            <text:p>0.5834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56" calcext:value-type="float">
            <text:p>256</text:p>
          </table:table-cell>
          <table:table-cell office:value-type="float" office:value="1.00391" calcext:value-type="float">
            <text:p>1.00391</text:p>
          </table:table-cell>
          <table:table-cell office:value-type="float" office:value="0.50195" calcext:value-type="float">
            <text:p>0.50195</text:p>
          </table:table-cell>
          <table:table-cell table:number-columns-repeated="2" office:value-type="float" office:value="0.64453" calcext:value-type="float">
            <text:p>0.64453</text:p>
          </table:table-cell>
          <table:table-cell table:number-columns-repeated="2" office:value-type="float" office:value="0.59526" calcext:value-type="float">
            <text:p>0.59526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56" calcext:value-type="float">
            <text:p>256</text:p>
          </table:table-cell>
          <table:table-cell office:value-type="float" office:value="1.07422" calcext:value-type="float">
            <text:p>1.07422</text:p>
          </table:table-cell>
          <table:table-cell office:value-type="float" office:value="0.53711" calcext:value-type="float">
            <text:p>0.53711</text:p>
          </table:table-cell>
          <table:table-cell table:number-columns-repeated="2" office:value-type="float" office:value="0.64453" calcext:value-type="float">
            <text:p>0.64453</text:p>
          </table:table-cell>
          <table:table-cell table:number-columns-repeated="2" office:value-type="float" office:value="0.53613" calcext:value-type="float">
            <text:p>0.53613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56" calcext:value-type="float">
            <text:p>256</text:p>
          </table:table-cell>
          <table:table-cell office:value-type="float" office:value="1.13281" calcext:value-type="float">
            <text:p>1.13281</text:p>
          </table:table-cell>
          <table:table-cell office:value-type="float" office:value="0.56641" calcext:value-type="float">
            <text:p>0.56641</text:p>
          </table:table-cell>
          <table:table-cell table:number-columns-repeated="2" office:value-type="float" office:value="0.64062" calcext:value-type="float">
            <text:p>0.64062</text:p>
          </table:table-cell>
          <table:table-cell table:number-columns-repeated="2" office:value-type="float" office:value="0.4842" calcext:value-type="float">
            <text:p>0.4842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56" calcext:value-type="float">
            <text:p>256</text:p>
          </table:table-cell>
          <table:table-cell office:value-type="float" office:value="1.07812" calcext:value-type="float">
            <text:p>1.07812</text:p>
          </table:table-cell>
          <table:table-cell office:value-type="float" office:value="0.53906" calcext:value-type="float">
            <text:p>0.53906</text:p>
          </table:table-cell>
          <table:table-cell table:number-columns-repeated="2" office:value-type="float" office:value="0.64453" calcext:value-type="float">
            <text:p>0.64453</text:p>
          </table:table-cell>
          <table:table-cell table:number-columns-repeated="2" office:value-type="float" office:value="0.53285" calcext:value-type="float">
            <text:p>0.5328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56" calcext:value-type="float">
            <text:p>256</text:p>
          </table:table-cell>
          <table:table-cell office:value-type="float" office:value="1.07422" calcext:value-type="float">
            <text:p>1.07422</text:p>
          </table:table-cell>
          <table:table-cell office:value-type="float" office:value="0.53711" calcext:value-type="float">
            <text:p>0.53711</text:p>
          </table:table-cell>
          <table:table-cell table:number-columns-repeated="2" office:value-type="float" office:value="0.64453" calcext:value-type="float">
            <text:p>0.64453</text:p>
          </table:table-cell>
          <table:table-cell table:number-columns-repeated="2" office:value-type="float" office:value="0.53613" calcext:value-type="float">
            <text:p>0.53613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56" calcext:value-type="float">
            <text:p>256</text:p>
          </table:table-cell>
          <table:table-cell office:value-type="float" office:value="1.07031" calcext:value-type="float">
            <text:p>1.07031</text:p>
          </table:table-cell>
          <table:table-cell office:value-type="float" office:value="0.53516" calcext:value-type="float">
            <text:p>0.53516</text:p>
          </table:table-cell>
          <table:table-cell table:number-columns-repeated="2" office:value-type="float" office:value="0.64062" calcext:value-type="float">
            <text:p>0.64062</text:p>
          </table:table-cell>
          <table:table-cell table:number-columns-repeated="2" office:value-type="float" office:value="0.53675" calcext:value-type="float">
            <text:p>0.5367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56" calcext:value-type="float">
            <text:p>256</text:p>
          </table:table-cell>
          <table:table-cell office:value-type="float" office:value="1.15234" calcext:value-type="float">
            <text:p>1.15234</text:p>
          </table:table-cell>
          <table:table-cell office:value-type="float" office:value="0.57617" calcext:value-type="float">
            <text:p>0.57617</text:p>
          </table:table-cell>
          <table:table-cell table:number-columns-repeated="2" office:value-type="float" office:value="0.71875" calcext:value-type="float">
            <text:p>0.71875</text:p>
          </table:table-cell>
          <table:table-cell table:number-columns-repeated="2" office:value-type="float" office:value="0.52104" calcext:value-type="float">
            <text:p>0.52104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56" calcext:value-type="float">
            <text:p>256</text:p>
          </table:table-cell>
          <table:table-cell office:value-type="float" office:value="1.13281" calcext:value-type="float">
            <text:p>1.13281</text:p>
          </table:table-cell>
          <table:table-cell office:value-type="float" office:value="0.56641" calcext:value-type="float">
            <text:p>0.56641</text:p>
          </table:table-cell>
          <table:table-cell table:number-columns-repeated="2" office:value-type="float" office:value="0.71094" calcext:value-type="float">
            <text:p>0.71094</text:p>
          </table:table-cell>
          <table:table-cell table:number-columns-repeated="2" office:value-type="float" office:value="0.53213" calcext:value-type="float">
            <text:p>0.53213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56" calcext:value-type="float">
            <text:p>256</text:p>
          </table:table-cell>
          <table:table-cell office:value-type="float" office:value="1.14453" calcext:value-type="float">
            <text:p>1.14453</text:p>
          </table:table-cell>
          <table:table-cell office:value-type="float" office:value="0.57227" calcext:value-type="float">
            <text:p>0.57227</text:p>
          </table:table-cell>
          <table:table-cell table:number-columns-repeated="2" office:value-type="float" office:value="0.71484" calcext:value-type="float">
            <text:p>0.71484</text:p>
          </table:table-cell>
          <table:table-cell table:number-columns-repeated="2" office:value-type="float" office:value="0.52494" calcext:value-type="float">
            <text:p>0.52494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56" calcext:value-type="float">
            <text:p>256</text:p>
          </table:table-cell>
          <table:table-cell office:value-type="float" office:value="1.20312" calcext:value-type="float">
            <text:p>1.20312</text:p>
          </table:table-cell>
          <table:table-cell office:value-type="float" office:value="0.60156" calcext:value-type="float">
            <text:p>0.60156</text:p>
          </table:table-cell>
          <table:table-cell table:number-columns-repeated="2" office:value-type="float" office:value="0.78125" calcext:value-type="float">
            <text:p>0.78125</text:p>
          </table:table-cell>
          <table:table-cell table:number-columns-repeated="2" office:value-type="float" office:value="0.52095" calcext:value-type="float">
            <text:p>0.52095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56" calcext:value-type="float">
            <text:p>256</text:p>
          </table:table-cell>
          <table:table-cell office:value-type="float" office:value="1.22266" calcext:value-type="float">
            <text:p>1.22266</text:p>
          </table:table-cell>
          <table:table-cell office:value-type="float" office:value="0.61133" calcext:value-type="float">
            <text:p>0.61133</text:p>
          </table:table-cell>
          <table:table-cell table:number-columns-repeated="2" office:value-type="float" office:value="0.78906" calcext:value-type="float">
            <text:p>0.78906</text:p>
          </table:table-cell>
          <table:table-cell table:number-columns-repeated="2" office:value-type="float" office:value="0.50985" calcext:value-type="float">
            <text:p>0.5098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7031" calcext:value-type="float">
            <text:p>0.57031</text:p>
          </table:table-cell>
          <table:table-cell table:number-columns-repeated="2" office:value-type="float" office:value="0.54794" calcext:value-type="float">
            <text:p>0.54794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7031" calcext:value-type="float">
            <text:p>0.57031</text:p>
          </table:table-cell>
          <table:table-cell table:number-columns-repeated="2" office:value-type="float" office:value="0.54794" calcext:value-type="float">
            <text:p>0.54794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56" calcext:value-type="float">
            <text:p>256</text:p>
          </table:table-cell>
          <table:table-cell office:value-type="float" office:value="0.87109" calcext:value-type="float">
            <text:p>0.87109</text:p>
          </table:table-cell>
          <table:table-cell office:value-type="float" office:value="0.43555" calcext:value-type="float">
            <text:p>0.43555</text:p>
          </table:table-cell>
          <table:table-cell table:number-columns-repeated="2" office:value-type="float" office:value="0.50781" calcext:value-type="float">
            <text:p>0.50781</text:p>
          </table:table-cell>
          <table:table-cell table:number-columns-repeated="2" office:value-type="float" office:value="0.61372" calcext:value-type="float">
            <text:p>0.61372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56" calcext:value-type="float">
            <text:p>256</text:p>
          </table:table-cell>
          <table:table-cell office:value-type="float" office:value="1.12891" calcext:value-type="float">
            <text:p>1.12891</text:p>
          </table:table-cell>
          <table:table-cell office:value-type="float" office:value="0.56445" calcext:value-type="float">
            <text:p>0.56445</text:p>
          </table:table-cell>
          <table:table-cell table:number-columns-repeated="2" office:value-type="float" office:value="0.70703" calcext:value-type="float">
            <text:p>0.70703</text:p>
          </table:table-cell>
          <table:table-cell table:number-columns-repeated="2" office:value-type="float" office:value="0.53276" calcext:value-type="float">
            <text:p>0.53276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56" calcext:value-type="float">
            <text:p>256</text:p>
          </table:table-cell>
          <table:table-cell office:value-type="float" office:value="1.14844" calcext:value-type="float">
            <text:p>1.14844</text:p>
          </table:table-cell>
          <table:table-cell office:value-type="float" office:value="0.57422" calcext:value-type="float">
            <text:p>0.57422</text:p>
          </table:table-cell>
          <table:table-cell table:number-columns-repeated="2" office:value-type="float" office:value="0.71875" calcext:value-type="float">
            <text:p>0.71875</text:p>
          </table:table-cell>
          <table:table-cell table:number-columns-repeated="2" office:value-type="float" office:value="0.52432" calcext:value-type="float">
            <text:p>0.52432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56" calcext:value-type="float">
            <text:p>256</text:p>
          </table:table-cell>
          <table:table-cell office:value-type="float" office:value="1.0625" calcext:value-type="float">
            <text:p>1.0625</text:p>
          </table:table-cell>
          <table:table-cell office:value-type="float" office:value="0.53125" calcext:value-type="float">
            <text:p>0.53125</text:p>
          </table:table-cell>
          <table:table-cell table:number-columns-repeated="2" office:value-type="float" office:value="0.64062" calcext:value-type="float">
            <text:p>0.64062</text:p>
          </table:table-cell>
          <table:table-cell table:number-columns-repeated="2" office:value-type="float" office:value="0.54332" calcext:value-type="float">
            <text:p>0.54332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56" calcext:value-type="float">
            <text:p>256</text:p>
          </table:table-cell>
          <table:table-cell office:value-type="float" office:value="1.14844" calcext:value-type="float">
            <text:p>1.14844</text:p>
          </table:table-cell>
          <table:table-cell office:value-type="float" office:value="0.57422" calcext:value-type="float">
            <text:p>0.57422</text:p>
          </table:table-cell>
          <table:table-cell table:number-columns-repeated="2" office:value-type="float" office:value="0.71484" calcext:value-type="float">
            <text:p>0.71484</text:p>
          </table:table-cell>
          <table:table-cell table:number-columns-repeated="2" office:value-type="float" office:value="0.52166" calcext:value-type="float">
            <text:p>0.52166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56" calcext:value-type="float">
            <text:p>256</text:p>
          </table:table-cell>
          <table:table-cell office:value-type="float" office:value="1.14453" calcext:value-type="float">
            <text:p>1.14453</text:p>
          </table:table-cell>
          <table:table-cell office:value-type="float" office:value="0.57227" calcext:value-type="float">
            <text:p>0.57227</text:p>
          </table:table-cell>
          <table:table-cell table:number-columns-repeated="2" office:value-type="float" office:value="0.71484" calcext:value-type="float">
            <text:p>0.71484</text:p>
          </table:table-cell>
          <table:table-cell table:number-columns-repeated="2" office:value-type="float" office:value="0.52494" calcext:value-type="float">
            <text:p>0.52494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56" calcext:value-type="float">
            <text:p>256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0.60938" calcext:value-type="float">
            <text:p>0.60938</text:p>
          </table:table-cell>
          <table:table-cell table:number-columns-repeated="2" office:value-type="float" office:value="0.78906" calcext:value-type="float">
            <text:p>0.78906</text:p>
          </table:table-cell>
          <table:table-cell table:number-columns-repeated="2" office:value-type="float" office:value="0.51313" calcext:value-type="float">
            <text:p>0.51313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56" calcext:value-type="float">
            <text:p>256</text:p>
          </table:table-cell>
          <table:table-cell office:value-type="float" office:value="1.13281" calcext:value-type="float">
            <text:p>1.13281</text:p>
          </table:table-cell>
          <table:table-cell office:value-type="float" office:value="0.56641" calcext:value-type="float">
            <text:p>0.56641</text:p>
          </table:table-cell>
          <table:table-cell table:number-columns-repeated="2" office:value-type="float" office:value="0.71094" calcext:value-type="float">
            <text:p>0.71094</text:p>
          </table:table-cell>
          <table:table-cell table:number-columns-repeated="2" office:value-type="float" office:value="0.53213" calcext:value-type="float">
            <text:p>0.53213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56" calcext:value-type="float">
            <text:p>256</text:p>
          </table:table-cell>
          <table:table-cell office:value-type="float" office:value="1.15234" calcext:value-type="float">
            <text:p>1.15234</text:p>
          </table:table-cell>
          <table:table-cell office:value-type="float" office:value="0.57617" calcext:value-type="float">
            <text:p>0.57617</text:p>
          </table:table-cell>
          <table:table-cell table:number-columns-repeated="2" office:value-type="float" office:value="0.71875" calcext:value-type="float">
            <text:p>0.71875</text:p>
          </table:table-cell>
          <table:table-cell table:number-columns-repeated="2" office:value-type="float" office:value="0.52104" calcext:value-type="float">
            <text:p>0.52104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56" calcext:value-type="float">
            <text:p>256</text:p>
          </table:table-cell>
          <table:table-cell office:value-type="float" office:value="1.14453" calcext:value-type="float">
            <text:p>1.14453</text:p>
          </table:table-cell>
          <table:table-cell office:value-type="float" office:value="0.57227" calcext:value-type="float">
            <text:p>0.57227</text:p>
          </table:table-cell>
          <table:table-cell table:number-columns-repeated="2" office:value-type="float" office:value="0.71484" calcext:value-type="float">
            <text:p>0.71484</text:p>
          </table:table-cell>
          <table:table-cell table:number-columns-repeated="2" office:value-type="float" office:value="0.52494" calcext:value-type="float">
            <text:p>0.52494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56" calcext:value-type="float">
            <text:p>256</text:p>
          </table:table-cell>
          <table:table-cell office:value-type="float" office:value="1.21094" calcext:value-type="float">
            <text:p>1.21094</text:p>
          </table:table-cell>
          <table:table-cell office:value-type="float" office:value="0.60547" calcext:value-type="float">
            <text:p>0.60547</text:p>
          </table:table-cell>
          <table:table-cell table:number-columns-repeated="2" office:value-type="float" office:value="0.71094" calcext:value-type="float">
            <text:p>0.71094</text:p>
          </table:table-cell>
          <table:table-cell table:number-columns-repeated="2" office:value-type="float" office:value="0.46644" calcext:value-type="float">
            <text:p>0.46644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56" calcext:value-type="float">
            <text:p>256</text:p>
          </table:table-cell>
          <table:table-cell office:value-type="float" office:value="1.08203" calcext:value-type="float">
            <text:p>1.08203</text:p>
          </table:table-cell>
          <table:table-cell office:value-type="float" office:value="0.54102" calcext:value-type="float">
            <text:p>0.54102</text:p>
          </table:table-cell>
          <table:table-cell table:number-columns-repeated="2" office:value-type="float" office:value="0.64844" calcext:value-type="float">
            <text:p>0.64844</text:p>
          </table:table-cell>
          <table:table-cell table:number-columns-repeated="2" office:value-type="float" office:value="0.53222" calcext:value-type="float">
            <text:p>0.53222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56" calcext:value-type="float">
            <text:p>256</text:p>
          </table:table-cell>
          <table:table-cell office:value-type="float" office:value="0.98828" calcext:value-type="float">
            <text:p>0.98828</text:p>
          </table:table-cell>
          <table:table-cell office:value-type="float" office:value="0.49414" calcext:value-type="float">
            <text:p>0.49414</text:p>
          </table:table-cell>
          <table:table-cell table:number-columns-repeated="2" office:value-type="float" office:value="0.56641" calcext:value-type="float">
            <text:p>0.56641</text:p>
          </table:table-cell>
          <table:table-cell table:number-columns-repeated="2" office:value-type="float" office:value="0.55513" calcext:value-type="float">
            <text:p>0.55513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56" calcext:value-type="float">
            <text:p>256</text:p>
          </table:table-cell>
          <table:table-cell office:value-type="float" office:value="1.07422" calcext:value-type="float">
            <text:p>1.07422</text:p>
          </table:table-cell>
          <table:table-cell office:value-type="float" office:value="0.53711" calcext:value-type="float">
            <text:p>0.53711</text:p>
          </table:table-cell>
          <table:table-cell table:number-columns-repeated="2" office:value-type="float" office:value="0.64453" calcext:value-type="float">
            <text:p>0.64453</text:p>
          </table:table-cell>
          <table:table-cell table:number-columns-repeated="2" office:value-type="float" office:value="0.53613" calcext:value-type="float">
            <text:p>0.53613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56" calcext:value-type="float">
            <text:p>256</text:p>
          </table:table-cell>
          <table:table-cell office:value-type="float" office:value="1.12891" calcext:value-type="float">
            <text:p>1.12891</text:p>
          </table:table-cell>
          <table:table-cell office:value-type="float" office:value="0.56445" calcext:value-type="float">
            <text:p>0.56445</text:p>
          </table:table-cell>
          <table:table-cell table:number-columns-repeated="2" office:value-type="float" office:value="0.63672" calcext:value-type="float">
            <text:p>0.63672</text:p>
          </table:table-cell>
          <table:table-cell table:number-columns-repeated="2" office:value-type="float" office:value="0.48482" calcext:value-type="float">
            <text:p>0.48482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56" calcext:value-type="float">
            <text:p>256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0.60938" calcext:value-type="float">
            <text:p>0.60938</text:p>
          </table:table-cell>
          <table:table-cell table:number-columns-repeated="2" office:value-type="float" office:value="0.71484" calcext:value-type="float">
            <text:p>0.71484</text:p>
          </table:table-cell>
          <table:table-cell table:number-columns-repeated="2" office:value-type="float" office:value="0.46253" calcext:value-type="float">
            <text:p>0.46253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56" calcext:value-type="float">
            <text:p>256</text:p>
          </table:table-cell>
          <table:table-cell office:value-type="float" office:value="1.28516" calcext:value-type="float">
            <text:p>1.28516</text:p>
          </table:table-cell>
          <table:table-cell office:value-type="float" office:value="0.64258" calcext:value-type="float">
            <text:p>0.64258</text:p>
          </table:table-cell>
          <table:table-cell table:number-columns-repeated="2" office:value-type="float" office:value="0.71484" calcext:value-type="float">
            <text:p>0.71484</text:p>
          </table:table-cell>
          <table:table-cell table:number-columns-repeated="2" office:value-type="float" office:value="0.40669" calcext:value-type="float">
            <text:p>0.40669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56" calcext:value-type="float">
            <text:p>256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0.64062" calcext:value-type="float">
            <text:p>0.64062</text:p>
          </table:table-cell>
          <table:table-cell table:number-columns-repeated="2" office:value-type="float" office:value="0.71094" calcext:value-type="float">
            <text:p>0.71094</text:p>
          </table:table-cell>
          <table:table-cell table:number-columns-repeated="2" office:value-type="float" office:value="0.40731" calcext:value-type="float">
            <text:p>0.40731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56" calcext:value-type="float">
            <text:p>256</text:p>
          </table:table-cell>
          <table:table-cell office:value-type="float" office:value="1.29297" calcext:value-type="float">
            <text:p>1.29297</text:p>
          </table:table-cell>
          <table:table-cell office:value-type="float" office:value="0.64648" calcext:value-type="float">
            <text:p>0.64648</text:p>
          </table:table-cell>
          <table:table-cell table:number-columns-repeated="2" office:value-type="float" office:value="0.71875" calcext:value-type="float">
            <text:p>0.71875</text:p>
          </table:table-cell>
          <table:table-cell table:number-columns-repeated="2" office:value-type="float" office:value="0.40279" calcext:value-type="float">
            <text:p>0.40279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56" calcext:value-type="float">
            <text:p>256</text:p>
          </table:table-cell>
          <table:table-cell office:value-type="float" office:value="1.13672" calcext:value-type="float">
            <text:p>1.13672</text:p>
          </table:table-cell>
          <table:table-cell office:value-type="float" office:value="0.56836" calcext:value-type="float">
            <text:p>0.56836</text:p>
          </table:table-cell>
          <table:table-cell table:number-columns-repeated="2" office:value-type="float" office:value="0.71094" calcext:value-type="float">
            <text:p>0.71094</text:p>
          </table:table-cell>
          <table:table-cell table:number-columns-repeated="2" office:value-type="float" office:value="0.52885" calcext:value-type="float">
            <text:p>0.5288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56" calcext:value-type="float">
            <text:p>256</text:p>
          </table:table-cell>
          <table:table-cell office:value-type="float" office:value="0.86328" calcext:value-type="float">
            <text:p>0.86328</text:p>
          </table:table-cell>
          <table:table-cell office:value-type="float" office:value="0.43164" calcext:value-type="float">
            <text:p>0.43164</text:p>
          </table:table-cell>
          <table:table-cell table:number-columns-repeated="2" office:value-type="float" office:value="0.57422" calcext:value-type="float">
            <text:p>0.57422</text:p>
          </table:table-cell>
          <table:table-cell table:number-columns-repeated="2" office:value-type="float" office:value="0.66557" calcext:value-type="float">
            <text:p>0.66557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56" calcext:value-type="float">
            <text:p>256</text:p>
          </table:table-cell>
          <table:table-cell office:value-type="float" office:value="0.77734" calcext:value-type="float">
            <text:p>0.77734</text:p>
          </table:table-cell>
          <table:table-cell office:value-type="float" office:value="0.38867" calcext:value-type="float">
            <text:p>0.38867</text:p>
          </table:table-cell>
          <table:table-cell table:number-columns-repeated="2" office:value-type="float" office:value="0.49609" calcext:value-type="float">
            <text:p>0.49609</text:p>
          </table:table-cell>
          <table:table-cell table:number-columns-repeated="2" office:value-type="float" office:value="0.68457" calcext:value-type="float">
            <text:p>0.68457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56" calcext:value-type="float">
            <text:p>256</text:p>
          </table:table-cell>
          <table:table-cell office:value-type="float" office:value="0.85938" calcext:value-type="float">
            <text:p>0.85938</text:p>
          </table:table-cell>
          <table:table-cell office:value-type="float" office:value="0.42969" calcext:value-type="float">
            <text:p>0.4296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61825" calcext:value-type="float">
            <text:p>0.6182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6" calcext:value-type="float">
            <text:p>256</text:p>
          </table:table-cell>
          <table:table-cell office:value-type="float" office:value="0.85938" calcext:value-type="float">
            <text:p>0.85938</text:p>
          </table:table-cell>
          <table:table-cell office:value-type="float" office:value="0.42969" calcext:value-type="float">
            <text:p>0.4296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61825" calcext:value-type="float">
            <text:p>0.61825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56" calcext:value-type="float">
            <text:p>256</text:p>
          </table:table-cell>
          <table:table-cell office:value-type="float" office:value="0.79297" calcext:value-type="float">
            <text:p>0.79297</text:p>
          </table:table-cell>
          <table:table-cell office:value-type="float" office:value="0.39648" calcext:value-type="float">
            <text:p>0.39648</text:p>
          </table:table-cell>
          <table:table-cell table:number-columns-repeated="2" office:value-type="float" office:value="0.43359" calcext:value-type="float">
            <text:p>0.43359</text:p>
          </table:table-cell>
          <table:table-cell table:number-columns-repeated="2" office:value-type="float" office:value="0.66468" calcext:value-type="float">
            <text:p>0.66468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56" calcext:value-type="float">
            <text:p>256</text:p>
          </table:table-cell>
          <table:table-cell office:value-type="float" office:value="0.77734" calcext:value-type="float">
            <text:p>0.77734</text:p>
          </table:table-cell>
          <table:table-cell office:value-type="float" office:value="0.38867" calcext:value-type="float">
            <text:p>0.38867</text:p>
          </table:table-cell>
          <table:table-cell table:number-columns-repeated="2" office:value-type="float" office:value="0.49609" calcext:value-type="float">
            <text:p>0.49609</text:p>
          </table:table-cell>
          <table:table-cell table:number-columns-repeated="2" office:value-type="float" office:value="0.68457" calcext:value-type="float">
            <text:p>0.68457</text:p>
          </table:table-cell>
          <table:table-cell table:style-name="ce1"/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56" calcext:value-type="float">
            <text:p>256</text:p>
          </table:table-cell>
          <table:table-cell office:value-type="float" office:value="1.08203" calcext:value-type="float">
            <text:p>1.08203</text:p>
          </table:table-cell>
          <table:table-cell office:value-type="float" office:value="0.54102" calcext:value-type="float">
            <text:p>0.54102</text:p>
          </table:table-cell>
          <table:table-cell table:number-columns-repeated="2" office:value-type="float" office:value="0.71875" calcext:value-type="float">
            <text:p>0.71875</text:p>
          </table:table-cell>
          <table:table-cell table:number-columns-repeated="2" office:value-type="float" office:value="0.58016" calcext:value-type="float">
            <text:p>0.58016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56" calcext:value-type="float">
            <text:p>256</text:p>
          </table:table-cell>
          <table:table-cell office:value-type="float" office:value="1.14453" calcext:value-type="float">
            <text:p>1.14453</text:p>
          </table:table-cell>
          <table:table-cell office:value-type="float" office:value="0.57227" calcext:value-type="float">
            <text:p>0.57227</text:p>
          </table:table-cell>
          <table:table-cell table:number-columns-repeated="2" office:value-type="float" office:value="0.71484" calcext:value-type="float">
            <text:p>0.71484</text:p>
          </table:table-cell>
          <table:table-cell table:number-columns-repeated="2" office:value-type="float" office:value="0.52494" calcext:value-type="float">
            <text:p>0.52494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56" calcext:value-type="float">
            <text:p>256</text:p>
          </table:table-cell>
          <table:table-cell office:value-type="float" office:value="1.21484" calcext:value-type="float">
            <text:p>1.21484</text:p>
          </table:table-cell>
          <table:table-cell office:value-type="float" office:value="0.60742" calcext:value-type="float">
            <text:p>0.60742</text:p>
          </table:table-cell>
          <table:table-cell table:number-columns-repeated="2" office:value-type="float" office:value="0.78516" calcext:value-type="float">
            <text:p>0.78516</text:p>
          </table:table-cell>
          <table:table-cell table:number-columns-repeated="2" office:value-type="float" office:value="0.51376" calcext:value-type="float">
            <text:p>0.51376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56" calcext:value-type="float">
            <text:p>256</text:p>
          </table:table-cell>
          <table:table-cell office:value-type="float" office:value="1.22266" calcext:value-type="float">
            <text:p>1.22266</text:p>
          </table:table-cell>
          <table:table-cell office:value-type="float" office:value="0.61133" calcext:value-type="float">
            <text:p>0.61133</text:p>
          </table:table-cell>
          <table:table-cell table:number-columns-repeated="2" office:value-type="float" office:value="0.78906" calcext:value-type="float">
            <text:p>0.78906</text:p>
          </table:table-cell>
          <table:table-cell table:number-columns-repeated="2" office:value-type="float" office:value="0.50985" calcext:value-type="float">
            <text:p>0.5098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56" calcext:value-type="float">
            <text:p>256</text:p>
          </table:table-cell>
          <table:table-cell office:value-type="float" office:value="1.13281" calcext:value-type="float">
            <text:p>1.13281</text:p>
          </table:table-cell>
          <table:table-cell office:value-type="float" office:value="0.56641" calcext:value-type="float">
            <text:p>0.56641</text:p>
          </table:table-cell>
          <table:table-cell table:number-columns-repeated="2" office:value-type="float" office:value="0.71094" calcext:value-type="float">
            <text:p>0.71094</text:p>
          </table:table-cell>
          <table:table-cell table:number-columns-repeated="2" office:value-type="float" office:value="0.53213" calcext:value-type="float">
            <text:p>0.53213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56" calcext:value-type="float">
            <text:p>256</text:p>
          </table:table-cell>
          <table:table-cell office:value-type="float" office:value="1.07422" calcext:value-type="float">
            <text:p>1.07422</text:p>
          </table:table-cell>
          <table:table-cell office:value-type="float" office:value="0.53711" calcext:value-type="float">
            <text:p>0.53711</text:p>
          </table:table-cell>
          <table:table-cell table:number-columns-repeated="2" office:value-type="float" office:value="0.64453" calcext:value-type="float">
            <text:p>0.64453</text:p>
          </table:table-cell>
          <table:table-cell table:number-columns-repeated="2" office:value-type="float" office:value="0.53613" calcext:value-type="float">
            <text:p>0.53613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56" calcext:value-type="float">
            <text:p>256</text:p>
          </table:table-cell>
          <table:table-cell office:value-type="float" office:value="1.12891" calcext:value-type="float">
            <text:p>1.12891</text:p>
          </table:table-cell>
          <table:table-cell office:value-type="float" office:value="0.56445" calcext:value-type="float">
            <text:p>0.56445</text:p>
          </table:table-cell>
          <table:table-cell table:number-columns-repeated="2" office:value-type="float" office:value="0.63672" calcext:value-type="float">
            <text:p>0.63672</text:p>
          </table:table-cell>
          <table:table-cell table:number-columns-repeated="2" office:value-type="float" office:value="0.48482" calcext:value-type="float">
            <text:p>0.48482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56" calcext:value-type="float">
            <text:p>256</text:p>
          </table:table-cell>
          <table:table-cell office:value-type="float" office:value="1.35938" calcext:value-type="float">
            <text:p>1.35938</text:p>
          </table:table-cell>
          <table:table-cell office:value-type="float" office:value="0.67969" calcext:value-type="float">
            <text:p>0.67969</text:p>
          </table:table-cell>
          <table:table-cell table:number-columns-repeated="2" office:value-type="float" office:value="0.78516" calcext:value-type="float">
            <text:p>0.78516</text:p>
          </table:table-cell>
          <table:table-cell table:number-columns-repeated="2" office:value-type="float" office:value="0.39222" calcext:value-type="float">
            <text:p>0.39222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56" calcext:value-type="float">
            <text:p>256</text:p>
          </table:table-cell>
          <table:table-cell office:value-type="float" office:value="1.21094" calcext:value-type="float">
            <text:p>1.21094</text:p>
          </table:table-cell>
          <table:table-cell office:value-type="float" office:value="0.60547" calcext:value-type="float">
            <text:p>0.60547</text:p>
          </table:table-cell>
          <table:table-cell table:number-columns-repeated="2" office:value-type="float" office:value="0.71094" calcext:value-type="float">
            <text:p>0.71094</text:p>
          </table:table-cell>
          <table:table-cell table:number-columns-repeated="2" office:value-type="float" office:value="0.46644" calcext:value-type="float">
            <text:p>0.46644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56" calcext:value-type="float">
            <text:p>256</text:p>
          </table:table-cell>
          <table:table-cell office:value-type="float" office:value="1.07031" calcext:value-type="float">
            <text:p>1.07031</text:p>
          </table:table-cell>
          <table:table-cell office:value-type="float" office:value="0.53516" calcext:value-type="float">
            <text:p>0.53516</text:p>
          </table:table-cell>
          <table:table-cell table:number-columns-repeated="2" office:value-type="float" office:value="0.71484" calcext:value-type="float">
            <text:p>0.71484</text:p>
          </table:table-cell>
          <table:table-cell table:number-columns-repeated="2" office:value-type="float" office:value="0.58735" calcext:value-type="float">
            <text:p>0.58735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56" calcext:value-type="float">
            <text:p>256</text:p>
          </table:table-cell>
          <table:table-cell office:value-type="float" office:value="0.79688" calcext:value-type="float">
            <text:p>0.79688</text:p>
          </table:table-cell>
          <table:table-cell office:value-type="float" office:value="0.39844" calcext:value-type="float">
            <text:p>0.39844</text:p>
          </table:table-cell>
          <table:table-cell table:number-columns-repeated="2" office:value-type="float" office:value="0.57812" calcext:value-type="float">
            <text:p>0.57812</text:p>
          </table:table-cell>
          <table:table-cell table:number-columns-repeated="2" office:value-type="float" office:value="0.72407" calcext:value-type="float">
            <text:p>0.72407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56" calcext:value-type="float">
            <text:p>256</text:p>
          </table:table-cell>
          <table:table-cell office:value-type="float" office:value="0.84766" calcext:value-type="float">
            <text:p>0.84766</text:p>
          </table:table-cell>
          <table:table-cell office:value-type="float" office:value="0.42383" calcext:value-type="float">
            <text:p>0.42383</text:p>
          </table:table-cell>
          <table:table-cell table:number-columns-repeated="2" office:value-type="float" office:value="0.49609" calcext:value-type="float">
            <text:p>0.49609</text:p>
          </table:table-cell>
          <table:table-cell table:number-columns-repeated="2" office:value-type="float" office:value="0.62544" calcext:value-type="float">
            <text:p>0.62544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56" calcext:value-type="float">
            <text:p>256</text:p>
          </table:table-cell>
          <table:table-cell office:value-type="float" office:value="1.00781" calcext:value-type="float">
            <text:p>1.00781</text:p>
          </table:table-cell>
          <table:table-cell office:value-type="float" office:value="0.50391" calcext:value-type="float">
            <text:p>0.50391</text:p>
          </table:table-cell>
          <table:table-cell table:number-columns-repeated="2" office:value-type="float" office:value="0.71875" calcext:value-type="float">
            <text:p>0.71875</text:p>
          </table:table-cell>
          <table:table-cell table:number-columns-repeated="2" office:value-type="float" office:value="0.64257" calcext:value-type="float">
            <text:p>0.64257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56" calcext:value-type="float">
            <text:p>256</text:p>
          </table:table-cell>
          <table:table-cell office:value-type="float" office:value="0.84766" calcext:value-type="float">
            <text:p>0.84766</text:p>
          </table:table-cell>
          <table:table-cell office:value-type="float" office:value="0.42383" calcext:value-type="float">
            <text:p>0.42383</text:p>
          </table:table-cell>
          <table:table-cell table:number-columns-repeated="2" office:value-type="float" office:value="0.56641" calcext:value-type="float">
            <text:p>0.56641</text:p>
          </table:table-cell>
          <table:table-cell table:number-columns-repeated="2" office:value-type="float" office:value="0.67338" calcext:value-type="float">
            <text:p>0.67338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56" calcext:value-type="float">
            <text:p>256</text:p>
          </table:table-cell>
          <table:table-cell office:value-type="float" office:value="0.86328" calcext:value-type="float">
            <text:p>0.86328</text:p>
          </table:table-cell>
          <table:table-cell office:value-type="float" office:value="0.43164" calcext:value-type="float">
            <text:p>0.43164</text:p>
          </table:table-cell>
          <table:table-cell table:number-columns-repeated="2" office:value-type="float" office:value="0.57422" calcext:value-type="float">
            <text:p>0.57422</text:p>
          </table:table-cell>
          <table:table-cell table:number-columns-repeated="2" office:value-type="float" office:value="0.66557" calcext:value-type="float">
            <text:p>0.66557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56" calcext:value-type="float">
            <text:p>256</text:p>
          </table:table-cell>
          <table:table-cell office:value-type="float" office:value="0.92969" calcext:value-type="float">
            <text:p>0.92969</text:p>
          </table:table-cell>
          <table:table-cell office:value-type="float" office:value="0.46484" calcext:value-type="float">
            <text:p>0.46484</text:p>
          </table:table-cell>
          <table:table-cell table:number-columns-repeated="2" office:value-type="float" office:value="0.64453" calcext:value-type="float">
            <text:p>0.64453</text:p>
          </table:table-cell>
          <table:table-cell table:number-columns-repeated="2" office:value-type="float" office:value="0.65767" calcext:value-type="float">
            <text:p>0.65767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56" calcext:value-type="float">
            <text:p>256</text:p>
          </table:table-cell>
          <table:table-cell office:value-type="float" office:value="1.07812" calcext:value-type="float">
            <text:p>1.07812</text:p>
          </table:table-cell>
          <table:table-cell office:value-type="float" office:value="0.53906" calcext:value-type="float">
            <text:p>0.53906</text:p>
          </table:table-cell>
          <table:table-cell table:number-columns-repeated="2" office:value-type="float" office:value="0.71875" calcext:value-type="float">
            <text:p>0.71875</text:p>
          </table:table-cell>
          <table:table-cell table:number-columns-repeated="2" office:value-type="float" office:value="0.58345" calcext:value-type="float">
            <text:p>0.58345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56" calcext:value-type="float">
            <text:p>256</text:p>
          </table:table-cell>
          <table:table-cell office:value-type="float" office:value="1.0625" calcext:value-type="float">
            <text:p>1.0625</text:p>
          </table:table-cell>
          <table:table-cell office:value-type="float" office:value="0.53125" calcext:value-type="float">
            <text:p>0.53125</text:p>
          </table:table-cell>
          <table:table-cell table:number-columns-repeated="2" office:value-type="float" office:value="0.64062" calcext:value-type="float">
            <text:p>0.64062</text:p>
          </table:table-cell>
          <table:table-cell table:number-columns-repeated="2" office:value-type="float" office:value="0.54332" calcext:value-type="float">
            <text:p>0.54332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56" calcext:value-type="float">
            <text:p>256</text:p>
          </table:table-cell>
          <table:table-cell office:value-type="float" office:value="1.07812" calcext:value-type="float">
            <text:p>1.07812</text:p>
          </table:table-cell>
          <table:table-cell office:value-type="float" office:value="0.53906" calcext:value-type="float">
            <text:p>0.53906</text:p>
          </table:table-cell>
          <table:table-cell table:number-columns-repeated="2" office:value-type="float" office:value="0.64453" calcext:value-type="float">
            <text:p>0.64453</text:p>
          </table:table-cell>
          <table:table-cell table:number-columns-repeated="2" office:value-type="float" office:value="0.53285" calcext:value-type="float">
            <text:p>0.53285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56" calcext:value-type="float">
            <text:p>256</text:p>
          </table:table-cell>
          <table:table-cell office:value-type="float" office:value="1.14453" calcext:value-type="float">
            <text:p>1.14453</text:p>
          </table:table-cell>
          <table:table-cell office:value-type="float" office:value="0.57227" calcext:value-type="float">
            <text:p>0.57227</text:p>
          </table:table-cell>
          <table:table-cell table:number-columns-repeated="2" office:value-type="float" office:value="0.71484" calcext:value-type="float">
            <text:p>0.71484</text:p>
          </table:table-cell>
          <table:table-cell table:number-columns-repeated="2" office:value-type="float" office:value="0.52494" calcext:value-type="float">
            <text:p>0.52494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56" calcext:value-type="float">
            <text:p>256</text:p>
          </table:table-cell>
          <table:table-cell office:value-type="float" office:value="1.07031" calcext:value-type="float">
            <text:p>1.07031</text:p>
          </table:table-cell>
          <table:table-cell office:value-type="float" office:value="0.53516" calcext:value-type="float">
            <text:p>0.53516</text:p>
          </table:table-cell>
          <table:table-cell table:number-columns-repeated="2" office:value-type="float" office:value="0.64062" calcext:value-type="float">
            <text:p>0.64062</text:p>
          </table:table-cell>
          <table:table-cell table:number-columns-repeated="2" office:value-type="float" office:value="0.53675" calcext:value-type="float">
            <text:p>0.53675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56" calcext:value-type="float">
            <text:p>256</text:p>
          </table:table-cell>
          <table:table-cell office:value-type="float" office:value="1.15234" calcext:value-type="float">
            <text:p>1.15234</text:p>
          </table:table-cell>
          <table:table-cell office:value-type="float" office:value="0.57617" calcext:value-type="float">
            <text:p>0.57617</text:p>
          </table:table-cell>
          <table:table-cell table:number-columns-repeated="2" office:value-type="float" office:value="0.71875" calcext:value-type="float">
            <text:p>0.71875</text:p>
          </table:table-cell>
          <table:table-cell table:number-columns-repeated="2" office:value-type="float" office:value="0.52104" calcext:value-type="float">
            <text:p>0.52104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56" calcext:value-type="float">
            <text:p>256</text:p>
          </table:table-cell>
          <table:table-cell office:value-type="float" office:value="1.13281" calcext:value-type="float">
            <text:p>1.13281</text:p>
          </table:table-cell>
          <table:table-cell office:value-type="float" office:value="0.56641" calcext:value-type="float">
            <text:p>0.56641</text:p>
          </table:table-cell>
          <table:table-cell table:number-columns-repeated="2" office:value-type="float" office:value="0.71094" calcext:value-type="float">
            <text:p>0.71094</text:p>
          </table:table-cell>
          <table:table-cell table:number-columns-repeated="2" office:value-type="float" office:value="0.53213" calcext:value-type="float">
            <text:p>0.53213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56" calcext:value-type="float">
            <text:p>256</text:p>
          </table:table-cell>
          <table:table-cell office:value-type="float" office:value="1.14453" calcext:value-type="float">
            <text:p>1.14453</text:p>
          </table:table-cell>
          <table:table-cell office:value-type="float" office:value="0.57227" calcext:value-type="float">
            <text:p>0.57227</text:p>
          </table:table-cell>
          <table:table-cell table:number-columns-repeated="2" office:value-type="float" office:value="0.71484" calcext:value-type="float">
            <text:p>0.71484</text:p>
          </table:table-cell>
          <table:table-cell table:number-columns-repeated="2" office:value-type="float" office:value="0.52494" calcext:value-type="float">
            <text:p>0.52494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56" calcext:value-type="float">
            <text:p>256</text:p>
          </table:table-cell>
          <table:table-cell office:value-type="float" office:value="1.0625" calcext:value-type="float">
            <text:p>1.0625</text:p>
          </table:table-cell>
          <table:table-cell office:value-type="float" office:value="0.53125" calcext:value-type="float">
            <text:p>0.53125</text:p>
          </table:table-cell>
          <table:table-cell table:number-columns-repeated="2" office:value-type="float" office:value="0.64062" calcext:value-type="float">
            <text:p>0.64062</text:p>
          </table:table-cell>
          <table:table-cell table:number-columns-repeated="2" office:value-type="float" office:value="0.54332" calcext:value-type="float">
            <text:p>0.54332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56" calcext:value-type="float">
            <text:p>256</text:p>
          </table:table-cell>
          <table:table-cell office:value-type="float" office:value="1.14844" calcext:value-type="float">
            <text:p>1.14844</text:p>
          </table:table-cell>
          <table:table-cell office:value-type="float" office:value="0.57422" calcext:value-type="float">
            <text:p>0.57422</text:p>
          </table:table-cell>
          <table:table-cell table:number-columns-repeated="2" office:value-type="float" office:value="0.71484" calcext:value-type="float">
            <text:p>0.71484</text:p>
          </table:table-cell>
          <table:table-cell table:number-columns-repeated="2" office:value-type="float" office:value="0.52166" calcext:value-type="float">
            <text:p>0.52166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56" calcext:value-type="float">
            <text:p>256</text:p>
          </table:table-cell>
          <table:table-cell office:value-type="float" office:value="1.28516" calcext:value-type="float">
            <text:p>1.28516</text:p>
          </table:table-cell>
          <table:table-cell office:value-type="float" office:value="0.64258" calcext:value-type="float">
            <text:p>0.64258</text:p>
          </table:table-cell>
          <table:table-cell table:number-columns-repeated="2" office:value-type="float" office:value="0.78516" calcext:value-type="float">
            <text:p>0.78516</text:p>
          </table:table-cell>
          <table:table-cell table:number-columns-repeated="2" office:value-type="float" office:value="0.45463" calcext:value-type="float">
            <text:p>0.45463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56" calcext:value-type="float">
            <text:p>256</text:p>
          </table:table-cell>
          <table:table-cell office:value-type="float" office:value="1.28906" calcext:value-type="float">
            <text:p>1.28906</text:p>
          </table:table-cell>
          <table:table-cell office:value-type="float" office:value="0.64453" calcext:value-type="float">
            <text:p>0.64453</text:p>
          </table:table-cell>
          <table:table-cell table:number-columns-repeated="2" office:value-type="float" office:value="0.78516" calcext:value-type="float">
            <text:p>0.78516</text:p>
          </table:table-cell>
          <table:table-cell table:number-columns-repeated="2" office:value-type="float" office:value="0.45135" calcext:value-type="float">
            <text:p>0.4513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56" calcext:value-type="float">
            <text:p>256</text:p>
          </table:table-cell>
          <table:table-cell office:value-type="float" office:value="1.29297" calcext:value-type="float">
            <text:p>1.29297</text:p>
          </table:table-cell>
          <table:table-cell office:value-type="float" office:value="0.64648" calcext:value-type="float">
            <text:p>0.64648</text:p>
          </table:table-cell>
          <table:table-cell table:number-columns-repeated="2" office:value-type="float" office:value="0.78906" calcext:value-type="float">
            <text:p>0.78906</text:p>
          </table:table-cell>
          <table:table-cell table:number-columns-repeated="2" office:value-type="float" office:value="0.45072" calcext:value-type="float">
            <text:p>0.45072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56" calcext:value-type="float">
            <text:p>256</text:p>
          </table:table-cell>
          <table:table-cell office:value-type="float" office:value="1.20703" calcext:value-type="float">
            <text:p>1.20703</text:p>
          </table:table-cell>
          <table:table-cell office:value-type="float" office:value="0.60352" calcext:value-type="float">
            <text:p>0.60352</text:p>
          </table:table-cell>
          <table:table-cell table:number-columns-repeated="2" office:value-type="float" office:value="0.78516" calcext:value-type="float">
            <text:p>0.78516</text:p>
          </table:table-cell>
          <table:table-cell table:number-columns-repeated="2" office:value-type="float" office:value="0.52033" calcext:value-type="float">
            <text:p>0.52033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56" calcext:value-type="float">
            <text:p>256</text:p>
          </table:table-cell>
          <table:table-cell office:value-type="float" office:value="1.21484" calcext:value-type="float">
            <text:p>1.21484</text:p>
          </table:table-cell>
          <table:table-cell office:value-type="float" office:value="0.60742" calcext:value-type="float">
            <text:p>0.60742</text:p>
          </table:table-cell>
          <table:table-cell table:number-columns-repeated="2" office:value-type="float" office:value="0.78516" calcext:value-type="float">
            <text:p>0.78516</text:p>
          </table:table-cell>
          <table:table-cell table:number-columns-repeated="2" office:value-type="float" office:value="0.51376" calcext:value-type="float">
            <text:p>0.51376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56" calcext:value-type="float">
            <text:p>256</text:p>
          </table:table-cell>
          <table:table-cell office:value-type="float" office:value="1.27734" calcext:value-type="float">
            <text:p>1.27734</text:p>
          </table:table-cell>
          <table:table-cell office:value-type="float" office:value="0.63867" calcext:value-type="float">
            <text:p>0.63867</text:p>
          </table:table-cell>
          <table:table-cell table:number-columns-repeated="2" office:value-type="float" office:value="0.85547" calcext:value-type="float">
            <text:p>0.85547</text:p>
          </table:table-cell>
          <table:table-cell table:number-columns-repeated="2" office:value-type="float" office:value="0.50914" calcext:value-type="float">
            <text:p>0.50914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56" calcext:value-type="float">
            <text:p>256</text:p>
          </table:table-cell>
          <table:table-cell office:value-type="float" office:value="1.07812" calcext:value-type="float">
            <text:p>1.07812</text:p>
          </table:table-cell>
          <table:table-cell office:value-type="float" office:value="0.53906" calcext:value-type="float">
            <text:p>0.53906</text:p>
          </table:table-cell>
          <table:table-cell table:number-columns-repeated="2" office:value-type="float" office:value="0.71484" calcext:value-type="float">
            <text:p>0.71484</text:p>
          </table:table-cell>
          <table:table-cell table:number-columns-repeated="2" office:value-type="float" office:value="0.58078" calcext:value-type="float">
            <text:p>0.58078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1484" calcext:value-type="float">
            <text:p>0.71484</text:p>
          </table:table-cell>
          <table:table-cell table:number-columns-repeated="2" office:value-type="float" office:value="0.64648" calcext:value-type="float">
            <text:p>0.646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1">00/00/0000</text:date>, <text:time style:data-style-name="N2" text:time-value="21:12:50.367613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2T06:56:43.074996044</meta:creation-date>
    <dc:date>2022-09-01T21:14:32.771848775</dc:date>
    <meta:editing-duration>PT4H37M1S</meta:editing-duration>
    <meta:editing-cycles>115</meta:editing-cycles>
    <meta:generator>LibreOffice/5.1.6.2$Linux_X86_64 LibreOffice_project/10m0$Build-2</meta:generator>
    <meta:document-statistic meta:table-count="1" meta:cell-count="7919" meta:object-count="0"/>
  </office:meta>
</office:document-meta>
</file>